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063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24">
            <text:p>22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9">
            <text:p>29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99">
            <text:p>49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2080">
            <text:p>2208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368">
            <text:p>2836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448">
            <text:p>2944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8">
            <text:p>2021-03-1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23 days">
            <text:p>23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1 - 1.33)">
            <text:p>(1.1 - 1.3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1">
            <text:p>1.1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402">
            <text:p>10402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3.75">
            <text:p>-23.7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28321476639108">
            <text:p>-0.0022832148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2018965934183">
            <text:p>0.9920189659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7543">
            <text:p>7543</text:p>
          </table:table-cell>
          <table:table-cell office:value-type="float" office:value="9684">
            <text:p>9684</text:p>
          </table:table-cell>
          <table:table-cell office:value-type="float" office:value="15059">
            <text:p>15059</text:p>
          </table:table-cell>
          <table:table-cell office:value-type="float" office:value="74.75">
            <text:p>74.75</text:p>
          </table:table-cell>
          <table:table-cell office:value-type="float" office:value="-150.5">
            <text:p>-150.5</text:p>
          </table:table-cell>
          <table:table-cell office:value-type="float" office:value="-226.25">
            <text:p>-226.25</text:p>
          </table:table-cell>
          <table:table-cell office:value-type="float" office:value="0.00990985019223121">
            <text:p>0.0099098502</text:p>
          </table:table-cell>
          <table:table-cell office:value-type="float" office:value="-0.0155410987195374">
            <text:p>-0.0155410987</text:p>
          </table:table-cell>
          <table:table-cell office:value-type="float" office:value="-0.015024237997211">
            <text:p>-0.015024238</text:p>
          </table:table-cell>
          <table:table-cell office:value-type="float" office:value="1.03487695772924">
            <text:p>1.0348769577</text:p>
          </table:table-cell>
          <table:table-cell office:value-type="float" office:value="0.946079544950464">
            <text:p>0.946079545</text:p>
          </table:table-cell>
          <table:table-cell office:value-type="float" office:value="0.947857593355459">
            <text:p>0.9478575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48">
            <text:p>7248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175.625">
            <text:p>175.625</text:p>
          </table:table-cell>
          <table:table-cell office:value-type="float" office:value="-134.5">
            <text:p>-134.5</text:p>
          </table:table-cell>
          <table:table-cell office:value-type="float" office:value="-173">
            <text:p>-173</text:p>
          </table:table-cell>
          <table:table-cell office:value-type="float" office:value="0.0242308222958057">
            <text:p>0.0242308223</text:p>
          </table:table-cell>
          <table:table-cell office:value-type="float" office:value="-0.0133287087503716">
            <text:p>-0.0133287088</text:p>
          </table:table-cell>
          <table:table-cell office:value-type="float" office:value="-0.0126305030298606">
            <text:p>-0.012630503</text:p>
          </table:table-cell>
          <table:table-cell office:value-type="float" office:value="1.08595865822362">
            <text:p>1.0859586582</text:p>
          </table:table-cell>
          <table:table-cell office:value-type="float" office:value="0.953697722148526">
            <text:p>0.9536977221</text:p>
          </table:table-cell>
          <table:table-cell office:value-type="float" office:value="0.956105917424791">
            <text:p>0.9561059174</text:p>
          </table:table-cell>
          <table:table-cell office:value-type="float" office:value="28.9512021359248">
            <text:p>28.95120213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326">
            <text:p>7326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46.5">
            <text:p>46.5</text:p>
          </table:table-cell>
          <table:table-cell office:value-type="float" office:value="-81.875">
            <text:p>-81.875</text:p>
          </table:table-cell>
          <table:table-cell office:value-type="float" office:value="-139.25">
            <text:p>-139.25</text:p>
          </table:table-cell>
          <table:table-cell office:value-type="float" office:value="0.00634725634725635">
            <text:p>0.0063472563</text:p>
          </table:table-cell>
          <table:table-cell office:value-type="float" office:value="-0.00816626770396968">
            <text:p>-0.0081662677</text:p>
          </table:table-cell>
          <table:table-cell office:value-type="float" office:value="-0.00937268627582958">
            <text:p>-0.0093726863</text:p>
          </table:table-cell>
          <table:table-cell office:value-type="float" office:value="1.02229436103515">
            <text:p>1.022294361</text:p>
          </table:table-cell>
          <table:table-cell office:value-type="float" office:value="0.971548771375403">
            <text:p>0.9715487714</text:p>
          </table:table-cell>
          <table:table-cell office:value-type="float" office:value="0.967367778640726">
            <text:p>0.9673677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7433">
            <text:p>7433</text:p>
          </table:table-cell>
          <table:table-cell office:value-type="float" office:value="9696">
            <text:p>9696</text:p>
          </table:table-cell>
          <table:table-cell office:value-type="float" office:value="13934">
            <text:p>13934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float" office:value="-53.75">
            <text:p>-53.75</text:p>
          </table:table-cell>
          <table:table-cell office:value-type="float" office:value="0.00417059060944437">
            <text:p>0.0041705906</text:p>
          </table:table-cell>
          <table:table-cell office:value-type="float" office:value="0.00979785478547855">
            <text:p>0.0097978548</text:p>
          </table:table-cell>
          <table:table-cell office:value-type="float" office:value="-0.00385747093440505">
            <text:p>-0.0038574709</text:p>
          </table:table-cell>
          <table:table-cell office:value-type="float" office:value="1.01463115903208">
            <text:p>1.014631159</text:p>
          </table:table-cell>
          <table:table-cell office:value-type="float" office:value="1.03448064774763">
            <text:p>1.0344806477</text:p>
          </table:table-cell>
          <table:table-cell office:value-type="float" office:value="0.986528016690321">
            <text:p>0.98652801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468">
            <text:p>7468</text:p>
          </table:table-cell>
          <table:table-cell office:value-type="float" office:value="9833">
            <text:p>9833</text:p>
          </table:table-cell>
          <table:table-cell office:value-type="float" office:value="14439">
            <text:p>14439</text:p>
          </table:table-cell>
          <table:table-cell office:value-type="float" office:value="91.75">
            <text:p>91.75</text:p>
          </table:table-cell>
          <table:table-cell office:value-type="float" office:value="139">
            <text:p>139</text:p>
          </table:table-cell>
          <table:table-cell office:value-type="float" office:value="251.125">
            <text:p>251.125</text:p>
          </table:table-cell>
          <table:table-cell office:value-type="float" office:value="0.0122857525441885">
            <text:p>0.0122857525</text:p>
          </table:table-cell>
          <table:table-cell office:value-type="float" office:value="0.0141360724092342">
            <text:p>0.0141360724</text:p>
          </table:table-cell>
          <table:table-cell office:value-type="float" office:value="0.0173921324191426">
            <text:p>0.0173921324</text:p>
          </table:table-cell>
          <table:table-cell office:value-type="float" office:value="1.04329597574719">
            <text:p>1.0432959757</text:p>
          </table:table-cell>
          <table:table-cell office:value-type="float" office:value="1.04986791737691">
            <text:p>1.0498679174</text:p>
          </table:table-cell>
          <table:table-cell office:value-type="float" office:value="1.06146533655637">
            <text:p>1.06146533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48">
            <text:p>7248</text:p>
          </table:table-cell>
          <table:table-cell office:value-type="float" office:value="10235">
            <text:p>10235</text:p>
          </table:table-cell>
          <table:table-cell office:value-type="float" office:value="15868">
            <text:p>15868</text:p>
          </table:table-cell>
          <table:table-cell office:value-type="float" office:value="175.625">
            <text:p>175.625</text:p>
          </table:table-cell>
          <table:table-cell office:value-type="float" office:value="-91.25">
            <text:p>-91.25</text:p>
          </table:table-cell>
          <table:table-cell office:value-type="float" office:value="304.125">
            <text:p>304.125</text:p>
          </table:table-cell>
          <table:table-cell office:value-type="float" office:value="0.0242308222958057">
            <text:p>0.0242308223</text:p>
          </table:table-cell>
          <table:table-cell office:value-type="float" office:value="-0.00891548607718613">
            <text:p>-0.0089154861</text:p>
          </table:table-cell>
          <table:table-cell office:value-type="float" office:value="0.0191659314343333">
            <text:p>0.0191659314</text:p>
          </table:table-cell>
          <table:table-cell office:value-type="float" office:value="1.08595865822362">
            <text:p>1.0859586582</text:p>
          </table:table-cell>
          <table:table-cell office:value-type="float" office:value="0.968951591078154">
            <text:p>0.9689515911</text:p>
          </table:table-cell>
          <table:table-cell office:value-type="float" office:value="1.06780073255855">
            <text:p>1.0678007326</text:p>
          </table:table-cell>
          <table:table-cell office:value-type="float" office:value="28.9512021359248">
            <text:p>28.95120213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346">
            <text:p>7346</text:p>
          </table:table-cell>
          <table:table-cell office:value-type="float" office:value="10996">
            <text:p>10996</text:p>
          </table:table-cell>
          <table:table-cell office:value-type="float" office:value="15444">
            <text:p>15444</text:p>
          </table:table-cell>
          <table:table-cell office:value-type="float" office:value="-4.375">
            <text:p>-4.375</text:p>
          </table:table-cell>
          <table:table-cell office:value-type="float" office:value="-88">
            <text:p>-88</text:p>
          </table:table-cell>
          <table:table-cell office:value-type="float" office:value="313">
            <text:p>313</text:p>
          </table:table-cell>
          <table:table-cell office:value-type="float" office:value="-0.000595562210726926">
            <text:p>-0.0005955622</text:p>
          </table:table-cell>
          <table:table-cell office:value-type="float" office:value="-0.00800291014914514">
            <text:p>-0.0080029101</text:p>
          </table:table-cell>
          <table:table-cell office:value-type="float" office:value="0.0202667702667703">
            <text:p>0.0202667703</text:p>
          </table:table-cell>
          <table:table-cell office:value-type="float" office:value="0.997916227463376">
            <text:p>0.9979162275</text:p>
          </table:table-cell>
          <table:table-cell office:value-type="float" office:value="0.972115345756868">
            <text:p>0.9721153458</text:p>
          </table:table-cell>
          <table:table-cell office:value-type="float" office:value="1.07173875020871">
            <text:p>1.0717387502</text:p>
          </table:table-cell>
          <table:table-cell table:number-columns-repeated="2" office:value-type="float" office:value="0">
            <text:p>0</text:p>
          </table:table-cell>
          <table:table-cell office:value-type="float" office:value="34.5465809632251">
            <text:p>34.546580963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7335">
            <text:p>7335</text:p>
          </table:table-cell>
          <table:table-cell office:value-type="float" office:value="10409">
            <text:p>10409</text:p>
          </table:table-cell>
          <table:table-cell office:value-type="float" office:value="14647">
            <text:p>14647</text:p>
          </table:table-cell>
          <table:table-cell office:value-type="float" office:value="42.5">
            <text:p>42.5</text:p>
          </table:table-cell>
          <table:table-cell office:value-type="float" office:value="-18.75">
            <text:p>-18.75</text:p>
          </table:table-cell>
          <table:table-cell office:value-type="float" office:value="512.875">
            <text:p>512.875</text:p>
          </table:table-cell>
          <table:table-cell office:value-type="float" office:value="0.00579413769597819">
            <text:p>0.0057941377</text:p>
          </table:table-cell>
          <table:table-cell office:value-type="float" office:value="-0.00180132577577097">
            <text:p>-0.0018013258</text:p>
          </table:table-cell>
          <table:table-cell office:value-type="float" office:value="0.0350157028743087">
            <text:p>0.0350157029</text:p>
          </table:table-cell>
          <table:table-cell office:value-type="float" office:value="1.02034528311794">
            <text:p>1.0203452831</text:p>
          </table:table-cell>
          <table:table-cell office:value-type="float" office:value="0.993701719542921">
            <text:p>0.9937017195</text:p>
          </table:table-cell>
          <table:table-cell office:value-type="float" office:value="1.12495811497773">
            <text:p>1.12495811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399095653165">
            <text:p>20.139909565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7578">
            <text:p>7578</text:p>
          </table:table-cell>
          <table:table-cell office:value-type="float" office:value="10635">
            <text:p>10635</text:p>
          </table:table-cell>
          <table:table-cell office:value-type="float" office:value="15180">
            <text:p>15180</text:p>
          </table:table-cell>
          <table:table-cell office:value-type="float" office:value="84.125">
            <text:p>84.125</text:p>
          </table:table-cell>
          <table:table-cell office:value-type="float" office:value="179.5">
            <text:p>179.5</text:p>
          </table:table-cell>
          <table:table-cell office:value-type="float" office:value="452.25">
            <text:p>452.25</text:p>
          </table:table-cell>
          <table:table-cell office:value-type="float" office:value="0.011101214040644">
            <text:p>0.011101214</text:p>
          </table:table-cell>
          <table:table-cell office:value-type="float" office:value="0.0168782322519981">
            <text:p>0.0168782323</text:p>
          </table:table-cell>
          <table:table-cell office:value-type="float" office:value="0.0297924901185771">
            <text:p>0.0297924901</text:p>
          </table:table-cell>
          <table:table-cell office:value-type="float" office:value="1.03909579357048">
            <text:p>1.0390957936</text:p>
          </table:table-cell>
          <table:table-cell office:value-type="float" office:value="1.05963216734094">
            <text:p>1.0596321673</text:p>
          </table:table-cell>
          <table:table-cell office:value-type="float" office:value="1.10601339665125">
            <text:p>1.1060133967</text:p>
          </table:table-cell>
          <table:table-cell table:number-columns-repeated="2" office:value-type="float" office:value="0">
            <text:p>0</text:p>
          </table:table-cell>
          <table:table-cell office:value-type="float" office:value="23.6107135818945">
            <text:p>23.610713581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346">
            <text:p>7346</text:p>
          </table:table-cell>
          <table:table-cell office:value-type="float" office:value="11260">
            <text:p>11260</text:p>
          </table:table-cell>
          <table:table-cell office:value-type="float" office:value="15868">
            <text:p>15868</text:p>
          </table:table-cell>
          <table:table-cell office:value-type="float" office:value="110">
            <text:p>110</text:p>
          </table:table-cell>
          <table:table-cell office:value-type="float" office:value="82.625">
            <text:p>82.625</text:p>
          </table:table-cell>
          <table:table-cell office:value-type="float" office:value="304.125">
            <text:p>304.125</text:p>
          </table:table-cell>
          <table:table-cell office:value-type="float" office:value="0.0149741355839913">
            <text:p>0.0149741356</text:p>
          </table:table-cell>
          <table:table-cell office:value-type="float" office:value="0.00733792184724689">
            <text:p>0.0073379218</text:p>
          </table:table-cell>
          <table:table-cell office:value-type="float" office:value="0.0191659314343333">
            <text:p>0.0191659314</text:p>
          </table:table-cell>
          <table:table-cell office:value-type="float" office:value="1.05284895502749">
            <text:p>1.052848955</text:p>
          </table:table-cell>
          <table:table-cell office:value-type="float" office:value="1.02578826285556">
            <text:p>1.0257882629</text:p>
          </table:table-cell>
          <table:table-cell office:value-type="float" office:value="1.06780073255855">
            <text:p>1.06780073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7382">
            <text:p>7382</text:p>
          </table:table-cell>
          <table:table-cell office:value-type="float" office:value="11283">
            <text:p>11283</text:p>
          </table:table-cell>
          <table:table-cell office:value-type="float" office:value="15446">
            <text:p>15446</text:p>
          </table:table-cell>
          <table:table-cell office:value-type="float" office:value="70.375">
            <text:p>70.375</text:p>
          </table:table-cell>
          <table:table-cell office:value-type="float" office:value="-15">
            <text:p>-15</text:p>
          </table:table-cell>
          <table:table-cell office:value-type="float" office:value="298.375">
            <text:p>298.375</text:p>
          </table:table-cell>
          <table:table-cell office:value-type="float" office:value="0.00953332430235708">
            <text:p>0.0095333243</text:p>
          </table:table-cell>
          <table:table-cell office:value-type="float" office:value="-0.0013294336612603">
            <text:p>-0.0013294337</text:p>
          </table:table-cell>
          <table:table-cell office:value-type="float" office:value="0.0193172989770814">
            <text:p>0.019317299</text:p>
          </table:table-cell>
          <table:table-cell office:value-type="float" office:value="1.03354476823187">
            <text:p>1.0335447682</text:p>
          </table:table-cell>
          <table:table-cell office:value-type="float" office:value="0.995350446277554">
            <text:p>0.9953504463</text:p>
          </table:table-cell>
          <table:table-cell office:value-type="float" office:value="1.06834193617773">
            <text:p>1.06834193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815">
            <text:p>815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335">
            <text:p>7335</text:p>
          </table:table-cell>
          <table:table-cell office:value-type="float" office:value="10997">
            <text:p>10997</text:p>
          </table:table-cell>
          <table:table-cell office:value-type="float" office:value="16896">
            <text:p>16896</text:p>
          </table:table-cell>
          <table:table-cell office:value-type="float" office:value="42.5">
            <text:p>42.5</text:p>
          </table:table-cell>
          <table:table-cell office:value-type="float" office:value="338.5">
            <text:p>338.5</text:p>
          </table:table-cell>
          <table:table-cell office:value-type="float" office:value="30">
            <text:p>30</text:p>
          </table:table-cell>
          <table:table-cell office:value-type="float" office:value="0.00579413769597819">
            <text:p>0.0057941377</text:p>
          </table:table-cell>
          <table:table-cell office:value-type="float" office:value="0.0307811221242157">
            <text:p>0.0307811221</text:p>
          </table:table-cell>
          <table:table-cell office:value-type="float" office:value="0.00177556818181818">
            <text:p>0.0017755682</text:p>
          </table:table-cell>
          <table:table-cell office:value-type="float" office:value="1.02034528311794">
            <text:p>1.0203452831</text:p>
          </table:table-cell>
          <table:table-cell office:value-type="float" office:value="1.10959098329404">
            <text:p>1.1095909833</text:p>
          </table:table-cell>
          <table:table-cell office:value-type="float" office:value="1.00622066781541">
            <text:p>1.0062206678</text:p>
          </table:table-cell>
          <table:table-cell office:value-type="float" office:value="0">
            <text:p>0</text:p>
          </table:table-cell>
          <table:table-cell office:value-type="float" office:value="22.8634030791365">
            <text:p>22.8634030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8110">
            <text:p>8110</text:p>
          </table:table-cell>
          <table:table-cell office:value-type="float" office:value="11102">
            <text:p>11102</text:p>
          </table:table-cell>
          <table:table-cell office:value-type="float" office:value="17773">
            <text:p>17773</text:p>
          </table:table-cell>
          <table:table-cell office:value-type="float" office:value="146">
            <text:p>146</text:p>
          </table:table-cell>
          <table:table-cell office:value-type="float" office:value="276.375">
            <text:p>276.375</text:p>
          </table:table-cell>
          <table:table-cell office:value-type="float" office:value="-17.625">
            <text:p>-17.625</text:p>
          </table:table-cell>
          <table:table-cell office:value-type="float" office:value="0.0180024660912454">
            <text:p>0.0180024661</text:p>
          </table:table-cell>
          <table:table-cell office:value-type="float" office:value="0.0248941632138353">
            <text:p>0.0248941632</text:p>
          </table:table-cell>
          <table:table-cell office:value-type="float" office:value="-0.000991672762054802">
            <text:p>-0.0009916728</text:p>
          </table:table-cell>
          <table:table-cell office:value-type="float" office:value="1.06364384533868">
            <text:p>1.0636438453</text:p>
          </table:table-cell>
          <table:table-cell office:value-type="float" office:value="1.08834422119817">
            <text:p>1.0883442212</text:p>
          </table:table-cell>
          <table:table-cell office:value-type="float" office:value="0.996531072825948">
            <text:p>0.9965310728</text:p>
          </table:table-cell>
          <table:table-cell office:value-type="float" office:value="0">
            <text:p>0</text:p>
          </table:table-cell>
          <table:table-cell office:value-type="float" office:value="28.188916265949">
            <text:p>28.1889162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324">
            <text:p>324</text:p>
          </table:table-cell>
          <table:table-cell office:value-type="float" office:value="8680">
            <text:p>8680</text:p>
          </table:table-cell>
          <table:table-cell office:value-type="float" office:value="11690">
            <text:p>11690</text:p>
          </table:table-cell>
          <table:table-cell office:value-type="float" office:value="16828">
            <text:p>16828</text:p>
          </table:table-cell>
          <table:table-cell office:value-type="float" office:value="119.125">
            <text:p>119.125</text:p>
          </table:table-cell>
          <table:table-cell office:value-type="float" office:value="215.5">
            <text:p>215.5</text:p>
          </table:table-cell>
          <table:table-cell office:value-type="float" office:value="-21.5">
            <text:p>-21.5</text:p>
          </table:table-cell>
          <table:table-cell office:value-type="float" office:value="0.0137240783410138">
            <text:p>0.0137240783</text:p>
          </table:table-cell>
          <table:table-cell office:value-type="float" office:value="0.0184345594525235">
            <text:p>0.0184345595</text:p>
          </table:table-cell>
          <table:table-cell office:value-type="float" office:value="-0.00127763251723318">
            <text:p>-0.0012776325</text:p>
          </table:table-cell>
          <table:table-cell office:value-type="float" office:value="1.04840344083312">
            <text:p>1.0484034408</text:p>
          </table:table-cell>
          <table:table-cell office:value-type="float" office:value="1.06518703072896">
            <text:p>1.0651870307</text:p>
          </table:table-cell>
          <table:table-cell office:value-type="float" office:value="0.995531485585588">
            <text:p>0.99553148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714">
            <text:p>8714</text:p>
          </table:table-cell>
          <table:table-cell office:value-type="float" office:value="11257">
            <text:p>11257</text:p>
          </table:table-cell>
          <table:table-cell office:value-type="float" office:value="15446">
            <text:p>15446</text:p>
          </table:table-cell>
          <table:table-cell office:value-type="float" office:value="117.75">
            <text:p>117.75</text:p>
          </table:table-cell>
          <table:table-cell office:value-type="float" office:value="210.875">
            <text:p>210.875</text:p>
          </table:table-cell>
          <table:table-cell office:value-type="float" office:value="298.375">
            <text:p>298.375</text:p>
          </table:table-cell>
          <table:table-cell office:value-type="float" office:value="0.0135127381225614">
            <text:p>0.0135127381</text:p>
          </table:table-cell>
          <table:table-cell office:value-type="float" office:value="0.0187327884871635">
            <text:p>0.0187327885</text:p>
          </table:table-cell>
          <table:table-cell office:value-type="float" office:value="0.0193172989770814">
            <text:p>0.019317299</text:p>
          </table:table-cell>
          <table:table-cell office:value-type="float" office:value="1.04765246784844">
            <text:p>1.0476524678</text:p>
          </table:table-cell>
          <table:table-cell office:value-type="float" office:value="1.0662525577395">
            <text:p>1.0662525577</text:p>
          </table:table-cell>
          <table:table-cell office:value-type="float" office:value="1.06834193617773">
            <text:p>1.06834193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8490">
            <text:p>8490</text:p>
          </table:table-cell>
          <table:table-cell office:value-type="float" office:value="10930">
            <text:p>10930</text:p>
          </table:table-cell>
          <table:table-cell office:value-type="float" office:value="16482">
            <text:p>16482</text:p>
          </table:table-cell>
          <table:table-cell office:value-type="float" office:value="134.25">
            <text:p>134.25</text:p>
          </table:table-cell>
          <table:table-cell office:value-type="float" office:value="356.375">
            <text:p>356.375</text:p>
          </table:table-cell>
          <table:table-cell office:value-type="float" office:value="-148.625">
            <text:p>-148.625</text:p>
          </table:table-cell>
          <table:table-cell office:value-type="float" office:value="0.0158127208480565">
            <text:p>0.0158127208</text:p>
          </table:table-cell>
          <table:table-cell office:value-type="float" office:value="0.0326052150045746">
            <text:p>0.032605215</text:p>
          </table:table-cell>
          <table:table-cell office:value-type="float" office:value="-0.00901741293532338">
            <text:p>-0.0090174129</text:p>
          </table:table-cell>
          <table:table-cell office:value-type="float" office:value="1.05583460556381">
            <text:p>1.0558346056</text:p>
          </table:table-cell>
          <table:table-cell office:value-type="float" office:value="1.11620192860518">
            <text:p>1.1162019286</text:p>
          </table:table-cell>
          <table:table-cell office:value-type="float" office:value="0.968598429649019">
            <text:p>0.9685984296</text:p>
          </table:table-cell>
          <table:table-cell office:value-type="float" office:value="0">
            <text:p>0</text:p>
          </table:table-cell>
          <table:table-cell office:value-type="float" office:value="21.6035030197028">
            <text:p>21.6035030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8268">
            <text:p>8268</text:p>
          </table:table-cell>
          <table:table-cell office:value-type="float" office:value="11090">
            <text:p>11090</text:p>
          </table:table-cell>
          <table:table-cell office:value-type="float" office:value="17793">
            <text:p>17793</text:p>
          </table:table-cell>
          <table:table-cell office:value-type="float" office:value="27.875">
            <text:p>27.875</text:p>
          </table:table-cell>
          <table:table-cell office:value-type="float" office:value="-59.25">
            <text:p>-59.25</text:p>
          </table:table-cell>
          <table:table-cell office:value-type="float" office:value="-130.125">
            <text:p>-130.125</text:p>
          </table:table-cell>
          <table:table-cell office:value-type="float" office:value="0.0033714320270924">
            <text:p>0.003371432</text:p>
          </table:table-cell>
          <table:table-cell office:value-type="float" office:value="-0.00534265103697024">
            <text:p>-0.005342651</text:p>
          </table:table-cell>
          <table:table-cell office:value-type="float" office:value="-0.00731326926319339">
            <text:p>-0.0073132693</text:p>
          </table:table-cell>
          <table:table-cell office:value-type="float" office:value="1.01182229054049">
            <text:p>1.0118222905</text:p>
          </table:table-cell>
          <table:table-cell office:value-type="float" office:value="0.981356667454006">
            <text:p>0.9813566675</text:p>
          </table:table-cell>
          <table:table-cell office:value-type="float" office:value="0.974508386037162">
            <text:p>0.9745083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8712">
            <text:p>8712</text:p>
          </table:table-cell>
          <table:table-cell office:value-type="float" office:value="11274">
            <text:p>11274</text:p>
          </table:table-cell>
          <table:table-cell office:value-type="float" office:value="16993">
            <text:p>16993</text:p>
          </table:table-cell>
          <table:table-cell office:value-type="float" office:value="-17.5">
            <text:p>-17.5</text:p>
          </table:table-cell>
          <table:table-cell office:value-type="float" office:value="102.75">
            <text:p>102.75</text:p>
          </table:table-cell>
          <table:table-cell office:value-type="float" office:value="20.625">
            <text:p>20.625</text:p>
          </table:table-cell>
          <table:table-cell office:value-type="float" office:value="-0.00200872359963269">
            <text:p>-0.0020087236</text:p>
          </table:table-cell>
          <table:table-cell office:value-type="float" office:value="0.0091138903672166">
            <text:p>0.0091138904</text:p>
          </table:table-cell>
          <table:table-cell office:value-type="float" office:value="0.00121373506738069">
            <text:p>0.0012137351</text:p>
          </table:table-cell>
          <table:table-cell office:value-type="float" office:value="0.992977375943465">
            <text:p>0.9929773759</text:p>
          </table:table-cell>
          <table:table-cell office:value-type="float" office:value="1.0320614197606">
            <text:p>1.0320614198</text:p>
          </table:table-cell>
          <table:table-cell office:value-type="float" office:value="1.00425096011535">
            <text:p>1.00425096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42">
            <text:p>442</text:p>
          </table:table-cell>
          <table:table-cell office:value-type="float" office:value="8100">
            <text:p>8100</text:p>
          </table:table-cell>
          <table:table-cell office:value-type="float" office:value="11174">
            <text:p>11174</text:p>
          </table:table-cell>
          <table:table-cell office:value-type="float" office:value="16623">
            <text:p>16623</text:p>
          </table:table-cell>
          <table:table-cell office:value-type="float" office:value="54.25">
            <text:p>54.25</text:p>
          </table:table-cell>
          <table:table-cell office:value-type="float" office:value="131.375">
            <text:p>131.375</text:p>
          </table:table-cell>
          <table:table-cell office:value-type="float" office:value="-3">
            <text:p>-3</text:p>
          </table:table-cell>
          <table:table-cell office:value-type="float" office:value="0.00669753086419753">
            <text:p>0.0066975309</text:p>
          </table:table-cell>
          <table:table-cell office:value-type="float" office:value="0.0117572042240916">
            <text:p>0.0117572042</text:p>
          </table:table-cell>
          <table:table-cell office:value-type="float" office:value="-0.000180472838837755">
            <text:p>-0.0001804728</text:p>
          </table:table-cell>
          <table:table-cell office:value-type="float" office:value="1.02352927758726">
            <text:p>1.0235292776</text:p>
          </table:table-cell>
          <table:table-cell office:value-type="float" office:value="1.04142114921261">
            <text:p>1.0414211492</text:p>
          </table:table-cell>
          <table:table-cell office:value-type="float" office:value="0.999368408902141">
            <text:p>0.99936840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430">
            <text:p>430</text:p>
          </table:table-cell>
          <table:table-cell office:value-type="float" office:value="8318">
            <text:p>8318</text:p>
          </table:table-cell>
          <table:table-cell office:value-type="float" office:value="11932">
            <text:p>11932</text:p>
          </table:table-cell>
          <table:table-cell office:value-type="float" office:value="18953">
            <text:p>18953</text:p>
          </table:table-cell>
          <table:table-cell office:value-type="float" office:value="203.5">
            <text:p>203.5</text:p>
          </table:table-cell>
          <table:table-cell office:value-type="float" office:value="-75.375">
            <text:p>-75.375</text:p>
          </table:table-cell>
          <table:table-cell office:value-type="float" office:value="179.875">
            <text:p>179.875</text:p>
          </table:table-cell>
          <table:table-cell office:value-type="float" office:value="0.0244650156287569">
            <text:p>0.0244650156</text:p>
          </table:table-cell>
          <table:table-cell office:value-type="float" office:value="-0.00631704659738518">
            <text:p>-0.0063170466</text:p>
          </table:table-cell>
          <table:table-cell office:value-type="float" office:value="0.00949058196591569">
            <text:p>0.009490582</text:p>
          </table:table-cell>
          <table:table-cell office:value-type="float" office:value="1.08680068720049">
            <text:p>1.0868006872</text:p>
          </table:table-cell>
          <table:table-cell office:value-type="float" office:value="0.97796855086147">
            <text:p>0.9779685509</text:p>
          </table:table-cell>
          <table:table-cell office:value-type="float" office:value="1.03339357632697">
            <text:p>1.0333935763</text:p>
          </table:table-cell>
          <table:table-cell office:value-type="float" office:value="28.6773555810622">
            <text:p>28.6773555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8095">
            <text:p>8095</text:p>
          </table:table-cell>
          <table:table-cell office:value-type="float" office:value="12548">
            <text:p>12548</text:p>
          </table:table-cell>
          <table:table-cell office:value-type="float" office:value="18030">
            <text:p>18030</text:p>
          </table:table-cell>
          <table:table-cell office:value-type="float" office:value="-120.125">
            <text:p>-120.125</text:p>
          </table:table-cell>
          <table:table-cell office:value-type="float" office:value="87.125">
            <text:p>87.125</text:p>
          </table:table-cell>
          <table:table-cell office:value-type="float" office:value="174.75">
            <text:p>174.75</text:p>
          </table:table-cell>
          <table:table-cell office:value-type="float" office:value="-0.0148394070413836">
            <text:p>-0.014839407</text:p>
          </table:table-cell>
          <table:table-cell office:value-type="float" office:value="0.00694333758367867">
            <text:p>0.0069433376</text:p>
          </table:table-cell>
          <table:table-cell office:value-type="float" office:value="0.00969217970049917">
            <text:p>0.0096921797</text:p>
          </table:table-cell>
          <table:table-cell office:value-type="float" office:value="0.948493683037784">
            <text:p>0.948493683</text:p>
          </table:table-cell>
          <table:table-cell office:value-type="float" office:value="1.02439617301901">
            <text:p>1.024396173</text:p>
          </table:table-cell>
          <table:table-cell office:value-type="float" office:value="1.03410674811255">
            <text:p>1.0341067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229">
            <text:p>8229</text:p>
          </table:table-cell>
          <table:table-cell office:value-type="float" office:value="11732">
            <text:p>11732</text:p>
          </table:table-cell>
          <table:table-cell office:value-type="float" office:value="16711">
            <text:p>16711</text:p>
          </table:table-cell>
          <table:table-cell office:value-type="float" office:value="-132.5">
            <text:p>-132.5</text:p>
          </table:table-cell>
          <table:table-cell office:value-type="float" office:value="-73.5">
            <text:p>-73.5</text:p>
          </table:table-cell>
          <table:table-cell office:value-type="float" office:value="-132.25">
            <text:p>-132.25</text:p>
          </table:table-cell>
          <table:table-cell office:value-type="float" office:value="-0.0161015919309758">
            <text:p>-0.0161015919</text:p>
          </table:table-cell>
          <table:table-cell office:value-type="float" office:value="-0.00626491646778043">
            <text:p>-0.0062649165</text:p>
          </table:table-cell>
          <table:table-cell office:value-type="float" office:value="-0.00791394889593681">
            <text:p>-0.0079139489</text:p>
          </table:table-cell>
          <table:table-cell office:value-type="float" office:value="0.9441525803165">
            <text:p>0.9441525803</text:p>
          </table:table-cell>
          <table:table-cell office:value-type="float" office:value="0.978149720752331">
            <text:p>0.9781497208</text:p>
          </table:table-cell>
          <table:table-cell office:value-type="float" office:value="0.972423934814991">
            <text:p>0.97242393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687">
            <text:p>687</text:p>
          </table:table-cell>
          <table:table-cell office:value-type="float" office:value="8100">
            <text:p>8100</text:p>
          </table:table-cell>
          <table:table-cell office:value-type="float" office:value="11532">
            <text:p>11532</text:p>
          </table:table-cell>
          <table:table-cell office:value-type="float" office:value="16510">
            <text:p>16510</text:p>
          </table:table-cell>
          <table:table-cell office:value-type="float" office:value="54.25">
            <text:p>54.25</text:p>
          </table:table-cell>
          <table:table-cell office:value-type="float" office:value="497">
            <text:p>497</text:p>
          </table:table-cell>
          <table:table-cell office:value-type="float" office:value="75.375">
            <text:p>75.375</text:p>
          </table:table-cell>
          <table:table-cell office:value-type="float" office:value="0.00669753086419753">
            <text:p>0.0066975309</text:p>
          </table:table-cell>
          <table:table-cell office:value-type="float" office:value="0.0430974679153659">
            <text:p>0.0430974679</text:p>
          </table:table-cell>
          <table:table-cell office:value-type="float" office:value="0.00456541490006057">
            <text:p>0.0045654149</text:p>
          </table:table-cell>
          <table:table-cell office:value-type="float" office:value="1.02352927758726">
            <text:p>1.0235292776</text:p>
          </table:table-cell>
          <table:table-cell office:value-type="float" office:value="1.15448162551558">
            <text:p>1.1544816255</text:p>
          </table:table-cell>
          <table:table-cell office:value-type="float" office:value="1.0160198044561">
            <text:p>1.0160198045</text:p>
          </table:table-cell>
          <table:table-cell office:value-type="float" office:value="0">
            <text:p>0</text:p>
          </table:table-cell>
          <table:table-cell office:value-type="float" office:value="16.4273824544294">
            <text:p>16.4273824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7921">
            <text:p>7921</text:p>
          </table:table-cell>
          <table:table-cell office:value-type="float" office:value="11548">
            <text:p>11548</text:p>
          </table:table-cell>
          <table:table-cell office:value-type="float" office:value="19357">
            <text:p>19357</text:p>
          </table:table-cell>
          <table:table-cell office:value-type="float" office:value="123.5">
            <text:p>123.5</text:p>
          </table:table-cell>
          <table:table-cell office:value-type="float" office:value="66.125">
            <text:p>66.125</text:p>
          </table:table-cell>
          <table:table-cell office:value-type="float" office:value="61.625">
            <text:p>61.625</text:p>
          </table:table-cell>
          <table:table-cell office:value-type="float" office:value="0.0155914657240247">
            <text:p>0.0155914657</text:p>
          </table:table-cell>
          <table:table-cell office:value-type="float" office:value="0.00572609975753377">
            <text:p>0.0057260998</text:p>
          </table:table-cell>
          <table:table-cell office:value-type="float" office:value="0.0031836028310172">
            <text:p>0.0031836028</text:p>
          </table:table-cell>
          <table:table-cell office:value-type="float" office:value="1.0550465938888">
            <text:p>1.0550465939</text:p>
          </table:table-cell>
          <table:table-cell office:value-type="float" office:value="1.0201056140595">
            <text:p>1.0201056141</text:p>
          </table:table-cell>
          <table:table-cell office:value-type="float" office:value="1.01116247514945">
            <text:p>1.01116247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57">
            <text:p>657</text:p>
          </table:table-cell>
          <table:table-cell office:value-type="float" office:value="7858">
            <text:p>7858</text:p>
          </table:table-cell>
          <table:table-cell office:value-type="float" office:value="11697">
            <text:p>11697</text:p>
          </table:table-cell>
          <table:table-cell office:value-type="float" office:value="17492">
            <text:p>17492</text:p>
          </table:table-cell>
          <table:table-cell office:value-type="float" office:value="-34">
            <text:p>-34</text:p>
          </table:table-cell>
          <table:table-cell office:value-type="float" office:value="200.25">
            <text:p>200.25</text:p>
          </table:table-cell>
          <table:table-cell office:value-type="float" office:value="163.75">
            <text:p>163.75</text:p>
          </table:table-cell>
          <table:table-cell office:value-type="float" office:value="-0.00432680071264953">
            <text:p>-0.0043268007</text:p>
          </table:table-cell>
          <table:table-cell office:value-type="float" office:value="0.0171197743011028">
            <text:p>0.0171197743</text:p>
          </table:table-cell>
          <table:table-cell office:value-type="float" office:value="0.00936142236450949">
            <text:p>0.0093614224</text:p>
          </table:table-cell>
          <table:table-cell office:value-type="float" office:value="0.984892891066364">
            <text:p>0.9848928911</text:p>
          </table:table-cell>
          <table:table-cell office:value-type="float" office:value="1.06049365993122">
            <text:p>1.0604936599</text:p>
          </table:table-cell>
          <table:table-cell office:value-type="float" office:value="1.03293674528401">
            <text:p>1.03293674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175">
            <text:p>8175</text:p>
          </table:table-cell>
          <table:table-cell office:value-type="float" office:value="11276">
            <text:p>11276</text:p>
          </table:table-cell>
          <table:table-cell office:value-type="float" office:value="19071">
            <text:p>19071</text:p>
          </table:table-cell>
          <table:table-cell office:value-type="float" office:value="-96.75">
            <text:p>-96.75</text:p>
          </table:table-cell>
          <table:table-cell office:value-type="float" office:value="363.125">
            <text:p>363.125</text:p>
          </table:table-cell>
          <table:table-cell office:value-type="float" office:value="566.5">
            <text:p>566.5</text:p>
          </table:table-cell>
          <table:table-cell office:value-type="float" office:value="-0.0118348623853211">
            <text:p>-0.0118348624</text:p>
          </table:table-cell>
          <table:table-cell office:value-type="float" office:value="0.0322033522525718">
            <text:p>0.0322033523</text:p>
          </table:table-cell>
          <table:table-cell office:value-type="float" office:value="0.029704787373499">
            <text:p>0.0297047874</text:p>
          </table:table-cell>
          <table:table-cell office:value-type="float" office:value="0.958852507028028">
            <text:p>0.958852507</text:p>
          </table:table-cell>
          <table:table-cell office:value-type="float" office:value="1.11474436244076">
            <text:p>1.1147443624</text:p>
          </table:table-cell>
          <table:table-cell office:value-type="float" office:value="1.10569620961734">
            <text:p>1.1056962096</text:p>
          </table:table-cell>
          <table:table-cell office:value-type="float" office:value="0">
            <text:p>0</text:p>
          </table:table-cell>
          <table:table-cell office:value-type="float" office:value="21.8688119500501">
            <text:p>21.8688119501</text:p>
          </table:table-cell>
          <table:table-cell office:value-type="float" office:value="23.6794103801925">
            <text:p>23.679410380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574">
            <text:p>574</text:p>
          </table:table-cell>
          <table:table-cell office:value-type="float" office:value="8758">
            <text:p>8758</text:p>
          </table:table-cell>
          <table:table-cell office:value-type="float" office:value="12625">
            <text:p>12625</text:p>
          </table:table-cell>
          <table:table-cell office:value-type="float" office:value="21505">
            <text:p>21505</text:p>
          </table:table-cell>
          <table:table-cell office:value-type="float" office:value="311.5">
            <text:p>311.5</text:p>
          </table:table-cell>
          <table:table-cell office:value-type="float" office:value="287.75">
            <text:p>287.75</text:p>
          </table:table-cell>
          <table:table-cell office:value-type="float" office:value="588.625">
            <text:p>588.625</text:p>
          </table:table-cell>
          <table:table-cell office:value-type="float" office:value="0.0355674811600822">
            <text:p>0.0355674812</text:p>
          </table:table-cell>
          <table:table-cell office:value-type="float" office:value="0.0227920792079208">
            <text:p>0.0227920792</text:p>
          </table:table-cell>
          <table:table-cell office:value-type="float" office:value="0.0273715415019763">
            <text:p>0.0273715415</text:p>
          </table:table-cell>
          <table:table-cell office:value-type="float" office:value="1.12696567366379">
            <text:p>1.1269656737</text:p>
          </table:table-cell>
          <table:table-cell office:value-type="float" office:value="1.08079045582198">
            <text:p>1.0807904558</text:p>
          </table:table-cell>
          <table:table-cell office:value-type="float" office:value="1.09726882977394">
            <text:p>1.0972688298</text:p>
          </table:table-cell>
          <table:table-cell office:value-type="float" office:value="19.8327828181493">
            <text:p>19.8327828181</text:p>
          </table:table-cell>
          <table:table-cell office:value-type="float" office:value="30.7570291286161">
            <text:p>30.7570291286</text:p>
          </table:table-cell>
          <table:table-cell office:value-type="float" office:value="25.6686581040365">
            <text:p>25.66865810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675">
            <text:p>8675</text:p>
          </table:table-cell>
          <table:table-cell office:value-type="float" office:value="13169">
            <text:p>13169</text:p>
          </table:table-cell>
          <table:table-cell office:value-type="float" office:value="19924">
            <text:p>19924</text:p>
          </table:table-cell>
          <table:table-cell office:value-type="float" office:value="72.75">
            <text:p>72.75</text:p>
          </table:table-cell>
          <table:table-cell office:value-type="float" office:value="70.25">
            <text:p>70.25</text:p>
          </table:table-cell>
          <table:table-cell office:value-type="float" office:value="806.625">
            <text:p>806.625</text:p>
          </table:table-cell>
          <table:table-cell office:value-type="float" office:value="0.00838616714697406">
            <text:p>0.0083861671</text:p>
          </table:table-cell>
          <table:table-cell office:value-type="float" office:value="0.00533449768395474">
            <text:p>0.0053344977</text:p>
          </table:table-cell>
          <table:table-cell office:value-type="float" office:value="0.040485093354748">
            <text:p>0.0404850934</text:p>
          </table:table-cell>
          <table:table-cell office:value-type="float" office:value="1.02948942750127">
            <text:p>1.0294894275</text:p>
          </table:table-cell>
          <table:table-cell office:value-type="float" office:value="1.0187265173503">
            <text:p>1.0187265174</text:p>
          </table:table-cell>
          <table:table-cell office:value-type="float" office:value="1.14491035059815">
            <text:p>1.1449103506</text:p>
          </table:table-cell>
          <table:table-cell table:number-columns-repeated="2" office:value-type="float" office:value="0">
            <text:p>0</text:p>
          </table:table-cell>
          <table:table-cell office:value-type="float" office:value="17.465328099629">
            <text:p>17.465328099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8880">
            <text:p>8880</text:p>
          </table:table-cell>
          <table:table-cell office:value-type="float" office:value="12332">
            <text:p>12332</text:p>
          </table:table-cell>
          <table:table-cell office:value-type="float" office:value="19301">
            <text:p>19301</text:p>
          </table:table-cell>
          <table:table-cell office:value-type="float" office:value="156.375">
            <text:p>156.375</text:p>
          </table:table-cell>
          <table:table-cell office:value-type="float" office:value="131">
            <text:p>131</text:p>
          </table:table-cell>
          <table:table-cell office:value-type="float" office:value="1138.125">
            <text:p>1138.125</text:p>
          </table:table-cell>
          <table:table-cell office:value-type="float" office:value="0.0176097972972973">
            <text:p>0.0176097973</text:p>
          </table:table-cell>
          <table:table-cell office:value-type="float" office:value="0.0106227700291923">
            <text:p>0.01062277</text:p>
          </table:table-cell>
          <table:table-cell office:value-type="float" office:value="0.0589671519610383">
            <text:p>0.058967152</text:p>
          </table:table-cell>
          <table:table-cell office:value-type="float" office:value="1.06224209626381">
            <text:p>1.0622420963</text:p>
          </table:table-cell>
          <table:table-cell office:value-type="float" office:value="1.03740086785864">
            <text:p>1.0374008679</text:p>
          </table:table-cell>
          <table:table-cell office:value-type="float" office:value="1.21320019688401">
            <text:p>1.2132001969</text:p>
          </table:table-cell>
          <table:table-cell table:number-columns-repeated="2" office:value-type="float" office:value="0">
            <text:p>0</text:p>
          </table:table-cell>
          <table:table-cell office:value-type="float" office:value="12.0980660787798">
            <text:p>12.098066078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8416">
            <text:p>8416</text:p>
          </table:table-cell>
          <table:table-cell office:value-type="float" office:value="13805">
            <text:p>13805</text:p>
          </table:table-cell>
          <table:table-cell office:value-type="float" office:value="20285">
            <text:p>20285</text:p>
          </table:table-cell>
          <table:table-cell office:value-type="float" office:value="281.75">
            <text:p>281.75</text:p>
          </table:table-cell>
          <table:table-cell office:value-type="float" office:value="384.25">
            <text:p>384.25</text:p>
          </table:table-cell>
          <table:table-cell office:value-type="float" office:value="1140.75">
            <text:p>1140.75</text:p>
          </table:table-cell>
          <table:table-cell office:value-type="float" office:value="0.0334778992395437">
            <text:p>0.0334778992</text:p>
          </table:table-cell>
          <table:table-cell office:value-type="float" office:value="0.0278341180731619">
            <text:p>0.0278341181</text:p>
          </table:table-cell>
          <table:table-cell office:value-type="float" office:value="0.0562361350751787">
            <text:p>0.0562361351</text:p>
          </table:table-cell>
          <table:table-cell office:value-type="float" office:value="1.11936935602389">
            <text:p>1.119369356</text:p>
          </table:table-cell>
          <table:table-cell office:value-type="float" office:value="1.09893789998873">
            <text:p>1.0989379</text:p>
          </table:table-cell>
          <table:table-cell office:value-type="float" office:value="1.20302497842399">
            <text:p>1.2030249784</text:p>
          </table:table-cell>
          <table:table-cell office:value-type="float" office:value="21.0492914821125">
            <text:p>21.0492914821</text:p>
          </table:table-cell>
          <table:table-cell office:value-type="float" office:value="25.2477772188598">
            <text:p>25.2477772189</text:p>
          </table:table-cell>
          <table:table-cell office:value-type="float" office:value="12.6690681357353">
            <text:p>12.669068135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8484">
            <text:p>8484</text:p>
          </table:table-cell>
          <table:table-cell office:value-type="float" office:value="14586">
            <text:p>14586</text:p>
          </table:table-cell>
          <table:table-cell office:value-type="float" office:value="20935">
            <text:p>20935</text:p>
          </table:table-cell>
          <table:table-cell office:value-type="float" office:value="308.625">
            <text:p>308.625</text:p>
          </table:table-cell>
          <table:table-cell office:value-type="float" office:value="487.25">
            <text:p>487.25</text:p>
          </table:table-cell>
          <table:table-cell office:value-type="float" office:value="593.75">
            <text:p>593.75</text:p>
          </table:table-cell>
          <table:table-cell office:value-type="float" office:value="0.0363772984441301">
            <text:p>0.0363772984</text:p>
          </table:table-cell>
          <table:table-cell office:value-type="float" office:value="0.0334053201700261">
            <text:p>0.0334053202</text:p>
          </table:table-cell>
          <table:table-cell office:value-type="float" office:value="0.0283615954143778">
            <text:p>0.0283615954</text:p>
          </table:table-cell>
          <table:table-cell office:value-type="float" office:value="1.12991422792496">
            <text:p>1.1299142279</text:p>
          </table:table-cell>
          <table:table-cell office:value-type="float" office:value="1.11910581480979">
            <text:p>1.1191058148</text:p>
          </table:table-cell>
          <table:table-cell office:value-type="float" office:value="1.10084216893544">
            <text:p>1.1008421689</text:p>
          </table:table-cell>
          <table:table-cell office:value-type="float" office:value="19.3988983095372">
            <text:p>19.3988983095</text:p>
          </table:table-cell>
          <table:table-cell office:value-type="float" office:value="21.0942800513057">
            <text:p>21.0942800513</text:p>
          </table:table-cell>
          <table:table-cell office:value-type="float" office:value="24.7845981405702">
            <text:p>24.784598140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326">
            <text:p>14326</text:p>
          </table:table-cell>
          <table:table-cell office:value-type="float" office:value="22461">
            <text:p>22461</text:p>
          </table:table-cell>
          <table:table-cell office:value-type="float" office:value="64">
            <text:p>64</text:p>
          </table:table-cell>
          <table:table-cell office:value-type="float" office:value="649">
            <text:p>649</text:p>
          </table:table-cell>
          <table:table-cell office:value-type="float" office:value="810">
            <text:p>810</text:p>
          </table:table-cell>
          <table:table-cell office:value-type="float" office:value="0.007495900679316">
            <text:p>0.0074959007</text:p>
          </table:table-cell>
          <table:table-cell office:value-type="float" office:value="0.0453022476615943">
            <text:p>0.0453022477</text:p>
          </table:table-cell>
          <table:table-cell office:value-type="float" office:value="0.0360625083478029">
            <text:p>0.0360625083</text:p>
          </table:table-cell>
          <table:table-cell office:value-type="float" office:value="1.02634578189051">
            <text:p>1.0263457819</text:p>
          </table:table-cell>
          <table:table-cell office:value-type="float" office:value="1.16258036235624">
            <text:p>1.1625803624</text:p>
          </table:table-cell>
          <table:table-cell office:value-type="float" office:value="1.12876776805365">
            <text:p>1.1287677681</text:p>
          </table:table-cell>
          <table:table-cell office:value-type="float" office:value="0">
            <text:p>0</text:p>
          </table:table-cell>
          <table:table-cell office:value-type="float" office:value="15.6445175497844">
            <text:p>15.6445175498</text:p>
          </table:table-cell>
          <table:table-cell office:value-type="float" office:value="19.5652418574457">
            <text:p>19.565241857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812">
            <text:p>8812</text:p>
          </table:table-cell>
          <table:table-cell office:value-type="float" office:value="14746">
            <text:p>14746</text:p>
          </table:table-cell>
          <table:table-cell office:value-type="float" office:value="25591">
            <text:p>25591</text:p>
          </table:table-cell>
          <table:table-cell office:value-type="float" office:value="165.875">
            <text:p>165.875</text:p>
          </table:table-cell>
          <table:table-cell office:value-type="float" office:value="503">
            <text:p>503</text:p>
          </table:table-cell>
          <table:table-cell office:value-type="float" office:value="917.625">
            <text:p>917.625</text:p>
          </table:table-cell>
          <table:table-cell office:value-type="float" office:value="0.0188237630503858">
            <text:p>0.0188237631</text:p>
          </table:table-cell>
          <table:table-cell office:value-type="float" office:value="0.0341109453411095">
            <text:p>0.0341109453</text:p>
          </table:table-cell>
          <table:table-cell office:value-type="float" office:value="0.0358573326560119">
            <text:p>0.0358573327</text:p>
          </table:table-cell>
          <table:table-cell office:value-type="float" office:value="1.06657766542489">
            <text:p>1.0665776654</text:p>
          </table:table-cell>
          <table:table-cell office:value-type="float" office:value="1.12166887961433">
            <text:p>1.1216688796</text:p>
          </table:table-cell>
          <table:table-cell office:value-type="float" office:value="1.12802073097424">
            <text:p>1.128020731</text:p>
          </table:table-cell>
          <table:table-cell office:value-type="float" office:value="0">
            <text:p>0</text:p>
          </table:table-cell>
          <table:table-cell office:value-type="float" office:value="20.6650105634698">
            <text:p>20.6650105635</text:p>
          </table:table-cell>
          <table:table-cell office:value-type="float" office:value="19.6752342440826">
            <text:p>19.675234244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380">
            <text:p>380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0360">
            <text:p>10360</text:p>
          </table:table-cell>
          <table:table-cell office:value-type="float" office:value="16355">
            <text:p>16355</text:p>
          </table:table-cell>
          <table:table-cell office:value-type="float" office:value="28197">
            <text:p>28197</text:p>
          </table:table-cell>
          <table:table-cell office:value-type="float" office:value="268.5">
            <text:p>268.5</text:p>
          </table:table-cell>
          <table:table-cell office:value-type="float" office:value="598.875">
            <text:p>598.875</text:p>
          </table:table-cell>
          <table:table-cell office:value-type="float" office:value="972">
            <text:p>972</text:p>
          </table:table-cell>
          <table:table-cell office:value-type="float" office:value="0.0259169884169884">
            <text:p>0.0259169884</text:p>
          </table:table-cell>
          <table:table-cell office:value-type="float" office:value="0.0366172424335066">
            <text:p>0.0366172424</text:p>
          </table:table-cell>
          <table:table-cell office:value-type="float" office:value="0.034471752314076">
            <text:p>0.0344717523</text:p>
          </table:table-cell>
          <table:table-cell office:value-type="float" office:value="1.09202597242513">
            <text:p>1.0920259724</text:p>
          </table:table-cell>
          <table:table-cell office:value-type="float" office:value="1.1307883605064">
            <text:p>1.1307883605</text:p>
          </table:table-cell>
          <table:table-cell office:value-type="float" office:value="1.12298020444617">
            <text:p>1.1229802044</text:p>
          </table:table-cell>
          <table:table-cell office:value-type="float" office:value="27.0899924520916">
            <text:p>27.0899924521</text:p>
          </table:table-cell>
          <table:table-cell office:value-type="float" office:value="19.2740261096371">
            <text:p>19.2740261096</text:p>
          </table:table-cell>
          <table:table-cell office:value-type="float" office:value="20.4523022775895">
            <text:p>20.452302277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399">
            <text:p>399</text:p>
          </table:table-cell>
          <table:table-cell office:value-type="float" office:value="11335">
            <text:p>11335</text:p>
          </table:table-cell>
          <table:table-cell office:value-type="float" office:value="15710">
            <text:p>15710</text:p>
          </table:table-cell>
          <table:table-cell office:value-type="float" office:value="27290">
            <text:p>27290</text:p>
          </table:table-cell>
          <table:table-cell office:value-type="float" office:value="384.625">
            <text:p>384.625</text:p>
          </table:table-cell>
          <table:table-cell office:value-type="float" office:value="612.375">
            <text:p>612.375</text:p>
          </table:table-cell>
          <table:table-cell office:value-type="float" office:value="1123.375">
            <text:p>1123.375</text:p>
          </table:table-cell>
          <table:table-cell office:value-type="float" office:value="0.033932509925011">
            <text:p>0.0339325099</text:p>
          </table:table-cell>
          <table:table-cell office:value-type="float" office:value="0.038979949077021">
            <text:p>0.0389799491</text:p>
          </table:table-cell>
          <table:table-cell office:value-type="float" office:value="0.0411643459142543">
            <text:p>0.0411643459</text:p>
          </table:table-cell>
          <table:table-cell office:value-type="float" office:value="1.12102055858797">
            <text:p>1.1210205586</text:p>
          </table:table-cell>
          <table:table-cell office:value-type="float" office:value="1.13940791717247">
            <text:p>1.1394079172</text:p>
          </table:table-cell>
          <table:table-cell office:value-type="float" office:value="1.147396437314">
            <text:p>1.1473964373</text:p>
          </table:table-cell>
          <table:table-cell office:value-type="float" office:value="20.7718760055042">
            <text:p>20.7718760055</text:p>
          </table:table-cell>
          <table:table-cell office:value-type="float" office:value="18.1265117468546">
            <text:p>18.1265117469</text:p>
          </table:table-cell>
          <table:table-cell office:value-type="float" office:value="17.182776142082">
            <text:p>17.182776142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10840">
            <text:p>10840</text:p>
          </table:table-cell>
          <table:table-cell office:value-type="float" office:value="16112">
            <text:p>16112</text:p>
          </table:table-cell>
          <table:table-cell office:value-type="float" office:value="26404">
            <text:p>26404</text:p>
          </table:table-cell>
          <table:table-cell office:value-type="float" office:value="443.5">
            <text:p>443.5</text:p>
          </table:table-cell>
          <table:table-cell office:value-type="float" office:value="506.75">
            <text:p>506.75</text:p>
          </table:table-cell>
          <table:table-cell office:value-type="float" office:value="992.625">
            <text:p>992.625</text:p>
          </table:table-cell>
          <table:table-cell office:value-type="float" office:value="0.0409132841328413">
            <text:p>0.0409132841</text:p>
          </table:table-cell>
          <table:table-cell office:value-type="float" office:value="0.0314517130089374">
            <text:p>0.031451713</text:p>
          </table:table-cell>
          <table:table-cell office:value-type="float" office:value="0.0375937357976064">
            <text:p>0.0375937358</text:p>
          </table:table-cell>
          <table:table-cell office:value-type="float" office:value="1.14647733222927">
            <text:p>1.1464773322</text:p>
          </table:table-cell>
          <table:table-cell office:value-type="float" office:value="1.11201984762363">
            <text:p>1.1120198476</text:p>
          </table:table-cell>
          <table:table-cell office:value-type="float" office:value="1.13434812167521">
            <text:p>1.1343481217</text:p>
          </table:table-cell>
          <table:table-cell office:value-type="float" office:value="17.2861186618761">
            <text:p>17.2861186619</text:p>
          </table:table-cell>
          <table:table-cell office:value-type="float" office:value="22.383240476762">
            <text:p>22.3832404768</text:p>
          </table:table-cell>
          <table:table-cell office:value-type="float" office:value="18.7822791666275">
            <text:p>18.782279166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7862">
            <text:p>17862</text:p>
          </table:table-cell>
          <table:table-cell office:value-type="float" office:value="26642">
            <text:p>26642</text:p>
          </table:table-cell>
          <table:table-cell office:value-type="float" office:value="574.25">
            <text:p>574.25</text:p>
          </table:table-cell>
          <table:table-cell office:value-type="float" office:value="939.125">
            <text:p>939.125</text:p>
          </table:table-cell>
          <table:table-cell office:value-type="float" office:value="868">
            <text:p>868</text:p>
          </table:table-cell>
          <table:table-cell office:value-type="float" office:value="0.0545139548129865">
            <text:p>0.0545139548</text:p>
          </table:table-cell>
          <table:table-cell office:value-type="float" office:value="0.0525766991378345">
            <text:p>0.0525766991</text:p>
          </table:table-cell>
          <table:table-cell office:value-type="float" office:value="0.0325801366263794">
            <text:p>0.0325801366</text:p>
          </table:table-cell>
          <table:table-cell office:value-type="float" office:value="1.19662351353338">
            <text:p>1.1966235135</text:p>
          </table:table-cell>
          <table:table-cell office:value-type="float" office:value="1.18943649319519">
            <text:p>1.1894364932</text:p>
          </table:table-cell>
          <table:table-cell office:value-type="float" office:value="1.11611095018541">
            <text:p>1.1161109502</text:p>
          </table:table-cell>
          <table:table-cell office:value-type="float" office:value="13.0585489000333">
            <text:p>13.0585489</text:p>
          </table:table-cell>
          <table:table-cell office:value-type="float" office:value="13.5271570415107">
            <text:p>13.5271570415</text:p>
          </table:table-cell>
          <table:table-cell office:value-type="float" office:value="21.6198682517336">
            <text:p>21.619868251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880">
            <text:p>10880</text:p>
          </table:table-cell>
          <table:table-cell office:value-type="float" office:value="18600">
            <text:p>18600</text:p>
          </table:table-cell>
          <table:table-cell office:value-type="float" office:value="28061">
            <text:p>28061</text:p>
          </table:table-cell>
          <table:table-cell office:value-type="float" office:value="574.125">
            <text:p>574.125</text:p>
          </table:table-cell>
          <table:table-cell office:value-type="float" office:value="990.75">
            <text:p>990.75</text:p>
          </table:table-cell>
          <table:table-cell office:value-type="float" office:value="543.25">
            <text:p>543.25</text:p>
          </table:table-cell>
          <table:table-cell office:value-type="float" office:value="0.0527688419117647">
            <text:p>0.0527688419</text:p>
          </table:table-cell>
          <table:table-cell office:value-type="float" office:value="0.0532661290322581">
            <text:p>0.053266129</text:p>
          </table:table-cell>
          <table:table-cell office:value-type="float" office:value="0.0193596094223299">
            <text:p>0.0193596094</text:p>
          </table:table-cell>
          <table:table-cell office:value-type="float" office:value="1.19014866601753">
            <text:p>1.190148666</text:p>
          </table:table-cell>
          <table:table-cell office:value-type="float" office:value="1.19199252139698">
            <text:p>1.1919925214</text:p>
          </table:table-cell>
          <table:table-cell office:value-type="float" office:value="1.06849323015305">
            <text:p>1.0684932302</text:p>
          </table:table-cell>
          <table:table-cell office:value-type="float" office:value="13.4791423658585">
            <text:p>13.4791423659</text:p>
          </table:table-cell>
          <table:table-cell office:value-type="float" office:value="13.3564830457331">
            <text:p>13.3564830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1104">
            <text:p>11104</text:p>
          </table:table-cell>
          <table:table-cell office:value-type="float" office:value="18750">
            <text:p>18750</text:p>
          </table:table-cell>
          <table:table-cell office:value-type="float" office:value="29777">
            <text:p>29777</text:p>
          </table:table-cell>
          <table:table-cell office:value-type="float" office:value="355">
            <text:p>355</text:p>
          </table:table-cell>
          <table:table-cell office:value-type="float" office:value="575.625">
            <text:p>575.625</text:p>
          </table:table-cell>
          <table:table-cell office:value-type="float" office:value="436.375">
            <text:p>436.375</text:p>
          </table:table-cell>
          <table:table-cell office:value-type="float" office:value="0.0319704610951009">
            <text:p>0.0319704611</text:p>
          </table:table-cell>
          <table:table-cell office:value-type="float" office:value="0.0307">
            <text:p>0.0307</text:p>
          </table:table-cell>
          <table:table-cell office:value-type="float" office:value="0.0146547671021258">
            <text:p>0.0146547671</text:p>
          </table:table-cell>
          <table:table-cell office:value-type="float" office:value="1.11389995018281">
            <text:p>1.1138999502</text:p>
          </table:table-cell>
          <table:table-cell office:value-type="float" office:value="1.1092972804">
            <text:p>1.1092972804</text:p>
          </table:table-cell>
          <table:table-cell office:value-type="float" office:value="1.05171261876712">
            <text:p>1.0517126188</text:p>
          </table:table-cell>
          <table:table-cell office:value-type="float" office:value="22.025618636287">
            <text:p>22.0256186363</text:p>
          </table:table-cell>
          <table:table-cell office:value-type="float" office:value="22.9229110482792">
            <text:p>22.9229110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582">
            <text:p>582</text:p>
          </table:table-cell>
          <table:table-cell office:value-type="float" office:value="12086">
            <text:p>12086</text:p>
          </table:table-cell>
          <table:table-cell office:value-type="float" office:value="18700">
            <text:p>18700</text:p>
          </table:table-cell>
          <table:table-cell office:value-type="float" office:value="30402">
            <text:p>30402</text:p>
          </table:table-cell>
          <table:table-cell office:value-type="float" office:value="372">
            <text:p>372</text:p>
          </table:table-cell>
          <table:table-cell office:value-type="float" office:value="687.75">
            <text:p>687.75</text:p>
          </table:table-cell>
          <table:table-cell office:value-type="float" office:value="428.875">
            <text:p>428.875</text:p>
          </table:table-cell>
          <table:table-cell office:value-type="float" office:value="0.0307794141982459">
            <text:p>0.0307794142</text:p>
          </table:table-cell>
          <table:table-cell office:value-type="float" office:value="0.0367780748663102">
            <text:p>0.0367780749</text:p>
          </table:table-cell>
          <table:table-cell office:value-type="float" office:value="0.0141068021840668">
            <text:p>0.0141068022</text:p>
          </table:table-cell>
          <table:table-cell office:value-type="float" office:value="1.1095847994771">
            <text:p>1.1095847995</text:p>
          </table:table-cell>
          <table:table-cell office:value-type="float" office:value="1.13137441054219">
            <text:p>1.1313744105</text:p>
          </table:table-cell>
          <table:table-cell office:value-type="float" office:value="1.04976385130524">
            <text:p>1.0497638513</text:p>
          </table:table-cell>
          <table:table-cell office:value-type="float" office:value="22.8646527135226">
            <text:p>22.8646527135</text:p>
          </table:table-cell>
          <table:table-cell office:value-type="float" office:value="19.1912373315685">
            <text:p>19.19123733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13482">
            <text:p>13482</text:p>
          </table:table-cell>
          <table:table-cell office:value-type="float" office:value="19158">
            <text:p>19158</text:p>
          </table:table-cell>
          <table:table-cell office:value-type="float" office:value="32535">
            <text:p>32535</text:p>
          </table:table-cell>
          <table:table-cell office:value-type="float" office:value="464.25">
            <text:p>464.25</text:p>
          </table:table-cell>
          <table:table-cell office:value-type="float" office:value="483.25">
            <text:p>483.25</text:p>
          </table:table-cell>
          <table:table-cell office:value-type="float" office:value="721.5">
            <text:p>721.5</text:p>
          </table:table-cell>
          <table:table-cell office:value-type="float" office:value="0.0344348019581664">
            <text:p>0.034434802</text:p>
          </table:table-cell>
          <table:table-cell office:value-type="float" office:value="0.0252244493162125">
            <text:p>0.0252244493</text:p>
          </table:table-cell>
          <table:table-cell office:value-type="float" office:value="0.0221761180267404">
            <text:p>0.022176118</text:p>
          </table:table-cell>
          <table:table-cell office:value-type="float" office:value="1.12284588780194">
            <text:p>1.1228458878</text:p>
          </table:table-cell>
          <table:table-cell office:value-type="float" office:value="1.08953266737962">
            <text:p>1.0895326674</text:p>
          </table:table-cell>
          <table:table-cell office:value-type="float" office:value="1.07858030230663">
            <text:p>1.0785803023</text:p>
          </table:table-cell>
          <table:table-cell office:value-type="float" office:value="20.4738809469974">
            <text:p>20.473880947</text:p>
          </table:table-cell>
          <table:table-cell office:value-type="float" office:value="27.8243145537061">
            <text:p>27.8243145537</text:p>
          </table:table-cell>
          <table:table-cell office:value-type="float" office:value="31.6017772287739">
            <text:p>31.601777228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4675">
            <text:p>14675</text:p>
          </table:table-cell>
          <table:table-cell office:value-type="float" office:value="19985">
            <text:p>19985</text:p>
          </table:table-cell>
          <table:table-cell office:value-type="float" office:value="32543">
            <text:p>32543</text:p>
          </table:table-cell>
          <table:table-cell office:value-type="float" office:value="490.75">
            <text:p>490.75</text:p>
          </table:table-cell>
          <table:table-cell office:value-type="float" office:value="436.25">
            <text:p>436.25</text:p>
          </table:table-cell>
          <table:table-cell office:value-type="float" office:value="795.75">
            <text:p>795.75</text:p>
          </table:table-cell>
          <table:table-cell office:value-type="float" office:value="0.0334412265758092">
            <text:p>0.0334412266</text:p>
          </table:table-cell>
          <table:table-cell office:value-type="float" office:value="0.0218288716537403">
            <text:p>0.0218288717</text:p>
          </table:table-cell>
          <table:table-cell office:value-type="float" office:value="0.024452263159512">
            <text:p>0.0244522632</text:p>
          </table:table-cell>
          <table:table-cell office:value-type="float" office:value="1.11923619165973">
            <text:p>1.1192361917</text:p>
          </table:table-cell>
          <table:table-cell office:value-type="float" office:value="1.07733499007793">
            <text:p>1.0773349901</text:p>
          </table:table-cell>
          <table:table-cell office:value-type="float" office:value="1.08675483087859">
            <text:p>1.0867548309</text:p>
          </table:table-cell>
          <table:table-cell office:value-type="float" office:value="21.0719988461731">
            <text:p>21.0719988462</text:p>
          </table:table-cell>
          <table:table-cell office:value-type="float" office:value="32.0990143106287">
            <text:p>32.0990143106</text:p>
          </table:table-cell>
          <table:table-cell office:value-type="float" office:value="28.6921322423907">
            <text:p>28.692132242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table:number-columns-repeated="2" office:value-type="float" office:value="431">
            <text:p>431</text:p>
          </table:table-cell>
          <table:table-cell office:value-type="float" office:value="14435">
            <text:p>14435</text:p>
          </table:table-cell>
          <table:table-cell office:value-type="float" office:value="20738">
            <text:p>20738</text:p>
          </table:table-cell>
          <table:table-cell office:value-type="float" office:value="30696">
            <text:p>30696</text:p>
          </table:table-cell>
          <table:table-cell office:value-type="float" office:value="566">
            <text:p>566</text:p>
          </table:table-cell>
          <table:table-cell office:value-type="float" office:value="295.875">
            <text:p>295.875</text:p>
          </table:table-cell>
          <table:table-cell office:value-type="float" office:value="185.375">
            <text:p>185.375</text:p>
          </table:table-cell>
          <table:table-cell office:value-type="float" office:value="0.0392102528576377">
            <text:p>0.0392102529</text:p>
          </table:table-cell>
          <table:table-cell office:value-type="float" office:value="0.0142672871057961">
            <text:p>0.0142672871</text:p>
          </table:table-cell>
          <table:table-cell office:value-type="float" office:value="0.00603906046390409">
            <text:p>0.0060390605</text:p>
          </table:table-cell>
          <table:table-cell office:value-type="float" office:value="1.14024927510289">
            <text:p>1.1402492751</text:p>
          </table:table-cell>
          <table:table-cell office:value-type="float" office:value="1.05033447361375">
            <text:p>1.0503344736</text:p>
          </table:table-cell>
          <table:table-cell office:value-type="float" office:value="1.02120819331619">
            <text:p>1.0212081933</text:p>
          </table:table-cell>
          <table:table-cell office:value-type="float" office:value="18.0220544351474">
            <text:p>18.02205443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816">
            <text:p>13816</text:p>
          </table:table-cell>
          <table:table-cell office:value-type="float" office:value="20818">
            <text:p>20818</text:p>
          </table:table-cell>
          <table:table-cell office:value-type="float" office:value="29835">
            <text:p>29835</text:p>
          </table:table-cell>
          <table:table-cell office:value-type="float" office:value="498.5">
            <text:p>498.5</text:p>
          </table:table-cell>
          <table:table-cell office:value-type="float" office:value="240">
            <text:p>240</text:p>
          </table:table-cell>
          <table:table-cell office:value-type="float" office:value="-223.625">
            <text:p>-223.625</text:p>
          </table:table-cell>
          <table:table-cell office:value-type="float" office:value="0.0360813549507817">
            <text:p>0.036081355</text:p>
          </table:table-cell>
          <table:table-cell office:value-type="float" office:value="0.0115284849649342">
            <text:p>0.011528485</text:p>
          </table:table-cell>
          <table:table-cell office:value-type="float" office:value="-0.00749539131892073">
            <text:p>-0.0074953913</text:p>
          </table:table-cell>
          <table:table-cell office:value-type="float" office:value="1.1288363961109">
            <text:p>1.1288363961</text:p>
          </table:table-cell>
          <table:table-cell office:value-type="float" office:value="1.04061019306982">
            <text:p>1.0406101931</text:p>
          </table:table-cell>
          <table:table-cell office:value-type="float" office:value="0.973876244930184">
            <text:p>0.9738762449</text:p>
          </table:table-cell>
          <table:table-cell office:value-type="float" office:value="19.5552011290278">
            <text:p>19.555201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14248">
            <text:p>14248</text:p>
          </table:table-cell>
          <table:table-cell office:value-type="float" office:value="22427">
            <text:p>22427</text:p>
          </table:table-cell>
          <table:table-cell office:value-type="float" office:value="32414">
            <text:p>32414</text:p>
          </table:table-cell>
          <table:table-cell office:value-type="float" office:value="432.875">
            <text:p>432.875</text:p>
          </table:table-cell>
          <table:table-cell office:value-type="float" office:value="489.125">
            <text:p>489.125</text:p>
          </table:table-cell>
          <table:table-cell office:value-type="float" office:value="-444.75">
            <text:p>-444.75</text:p>
          </table:table-cell>
          <table:table-cell office:value-type="float" office:value="0.030381457046603">
            <text:p>0.030381457</text:p>
          </table:table-cell>
          <table:table-cell office:value-type="float" office:value="0.0218096490836938">
            <text:p>0.0218096491</text:p>
          </table:table-cell>
          <table:table-cell office:value-type="float" office:value="-0.0137209230579379">
            <text:p>-0.0137209231</text:p>
          </table:table-cell>
          <table:table-cell office:value-type="float" office:value="1.10814424421037">
            <text:p>1.1081442442</text:p>
          </table:table-cell>
          <table:table-cell office:value-type="float" office:value="1.07726606694751">
            <text:p>1.0772660669</text:p>
          </table:table-cell>
          <table:table-cell office:value-type="float" office:value="0.952345766207158">
            <text:p>0.9523457662</text:p>
          </table:table-cell>
          <table:table-cell office:value-type="float" office:value="23.1596551908337">
            <text:p>23.1596551908</text:p>
          </table:table-cell>
          <table:table-cell office:value-type="float" office:value="32.127002435909">
            <text:p>32.1270024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815">
            <text:p>14815</text:p>
          </table:table-cell>
          <table:table-cell office:value-type="float" office:value="22962">
            <text:p>22962</text:p>
          </table:table-cell>
          <table:table-cell office:value-type="float" office:value="34427">
            <text:p>34427</text:p>
          </table:table-cell>
          <table:table-cell office:value-type="float" office:value="306.625">
            <text:p>306.625</text:p>
          </table:table-cell>
          <table:table-cell office:value-type="float" office:value="546.625">
            <text:p>546.625</text:p>
          </table:table-cell>
          <table:table-cell office:value-type="float" office:value="-314.125">
            <text:p>-314.125</text:p>
          </table:table-cell>
          <table:table-cell office:value-type="float" office:value="0.0206969287883901">
            <text:p>0.0206969288</text:p>
          </table:table-cell>
          <table:table-cell office:value-type="float" office:value="0.0238056353976134">
            <text:p>0.0238056354</text:p>
          </table:table-cell>
          <table:table-cell office:value-type="float" office:value="-0.00912437912103872">
            <text:p>-0.0091243791</text:p>
          </table:table-cell>
          <table:table-cell office:value-type="float" office:value="1.07327884196746">
            <text:p>1.073278842</text:p>
          </table:table-cell>
          <table:table-cell office:value-type="float" office:value="1.08443047211395">
            <text:p>1.0844304721</text:p>
          </table:table-cell>
          <table:table-cell office:value-type="float" office:value="0.96822785149328">
            <text:p>0.9682278515</text:p>
          </table:table-cell>
          <table:table-cell office:value-type="float" office:value="33.8357302271843">
            <text:p>33.8357302272</text:p>
          </table:table-cell>
          <table:table-cell office:value-type="float" office:value="29.4621514139225">
            <text:p>29.4621514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5632">
            <text:p>15632</text:p>
          </table:table-cell>
          <table:table-cell office:value-type="float" office:value="21488">
            <text:p>21488</text:p>
          </table:table-cell>
          <table:table-cell office:value-type="float" office:value="30915">
            <text:p>30915</text:p>
          </table:table-cell>
          <table:table-cell office:value-type="float" office:value="221.125">
            <text:p>221.125</text:p>
          </table:table-cell>
          <table:table-cell office:value-type="float" office:value="24.375">
            <text:p>24.375</text:p>
          </table:table-cell>
          <table:table-cell office:value-type="float" office:value="-230.375">
            <text:p>-230.375</text:p>
          </table:table-cell>
          <table:table-cell office:value-type="float" office:value="0.0141456627430911">
            <text:p>0.0141456627</text:p>
          </table:table-cell>
          <table:table-cell office:value-type="float" office:value="0.00113435405807893">
            <text:p>0.0011343541</text:p>
          </table:table-cell>
          <table:table-cell office:value-type="float" office:value="-0.00745188419860909">
            <text:p>-0.0074518842</text:p>
          </table:table-cell>
          <table:table-cell office:value-type="float" office:value="1.04990201515872">
            <text:p>1.0499020152</text:p>
          </table:table-cell>
          <table:table-cell office:value-type="float" office:value="1.00397276125117">
            <text:p>1.0039727613</text:p>
          </table:table-cell>
          <table:table-cell office:value-type="float" office:value="0.974027245237963">
            <text:p>0.97402724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6074">
            <text:p>16074</text:p>
          </table:table-cell>
          <table:table-cell office:value-type="float" office:value="20601">
            <text:p>20601</text:p>
          </table:table-cell>
          <table:table-cell office:value-type="float" office:value="28734">
            <text:p>28734</text:p>
          </table:table-cell>
          <table:table-cell office:value-type="float" office:value="218.75">
            <text:p>218.75</text:p>
          </table:table-cell>
          <table:table-cell office:value-type="float" office:value="252.875">
            <text:p>252.875</text:p>
          </table:table-cell>
          <table:table-cell office:value-type="float" office:value="-220.5">
            <text:p>-220.5</text:p>
          </table:table-cell>
          <table:table-cell office:value-type="float" office:value="0.013608933681722">
            <text:p>0.0136089337</text:p>
          </table:table-cell>
          <table:table-cell office:value-type="float" office:value="0.0122748895684675">
            <text:p>0.0122748896</text:p>
          </table:table-cell>
          <table:table-cell office:value-type="float" office:value="-0.00767383587387764">
            <text:p>-0.0076738359</text:p>
          </table:table-cell>
          <table:table-cell office:value-type="float" office:value="1.0479942659149">
            <text:p>1.0479942659</text:p>
          </table:table-cell>
          <table:table-cell office:value-type="float" office:value="1.04325743240092">
            <text:p>1.0432574324</text:p>
          </table:table-cell>
          <table:table-cell office:value-type="float" office:value="0.973256994445186">
            <text:p>0.97325699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336">
            <text:p>16336</text:p>
          </table:table-cell>
          <table:table-cell office:value-type="float" office:value="22013">
            <text:p>22013</text:p>
          </table:table-cell>
          <table:table-cell office:value-type="float" office:value="31437">
            <text:p>31437</text:p>
          </table:table-cell>
          <table:table-cell office:value-type="float" office:value="0.625">
            <text:p>0.625</text:p>
          </table:table-cell>
          <table:table-cell office:value-type="float" office:value="480.75">
            <text:p>480.75</text:p>
          </table:table-cell>
          <table:table-cell office:value-type="float" office:value="-629.125">
            <text:p>-629.125</text:p>
          </table:table-cell>
          <table:table-cell table:style-name="ce17" office:value-type="float" office:value="0.0000382590597453477">
            <text:p>3.83E-005</text:p>
          </table:table-cell>
          <table:table-cell office:value-type="float" office:value="0.0218393676463908">
            <text:p>0.0218393676</text:p>
          </table:table-cell>
          <table:table-cell office:value-type="float" office:value="-0.0200122467156535">
            <text:p>-0.0200122467</text:p>
          </table:table-cell>
          <table:table-cell office:value-type="float" office:value="1.00013390957807">
            <text:p>1.0001339096</text:p>
          </table:table-cell>
          <table:table-cell office:value-type="float" office:value="1.07737262440159">
            <text:p>1.0773726244</text:p>
          </table:table-cell>
          <table:table-cell office:value-type="float" office:value="0.930742096931685">
            <text:p>0.9307420969</text:p>
          </table:table-cell>
          <table:table-cell office:value-type="float" office:value="0">
            <text:p>0</text:p>
          </table:table-cell>
          <table:table-cell office:value-type="float" office:value="32.083752905675">
            <text:p>32.0837529057</text:p>
          </table:table-cell>
          <table:table-cell office:value-type="float" office:value="-34.2884088156318">
            <text:p>-34.288408815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6380">
            <text:p>16380</text:p>
          </table:table-cell>
          <table:table-cell office:value-type="float" office:value="22829">
            <text:p>22829</text:p>
          </table:table-cell>
          <table:table-cell office:value-type="float" office:value="33602">
            <text:p>33602</text:p>
          </table:table-cell>
          <table:table-cell office:value-type="float" office:value="73.625">
            <text:p>73.625</text:p>
          </table:table-cell>
          <table:table-cell office:value-type="float" office:value="369.75">
            <text:p>369.75</text:p>
          </table:table-cell>
          <table:table-cell office:value-type="float" office:value="-601.875">
            <text:p>-601.875</text:p>
          </table:table-cell>
          <table:table-cell office:value-type="float" office:value="0.00449481074481074">
            <text:p>0.0044948107</text:p>
          </table:table-cell>
          <table:table-cell office:value-type="float" office:value="0.0161965044460993">
            <text:p>0.0161965044</text:p>
          </table:table-cell>
          <table:table-cell office:value-type="float" office:value="-0.0179118802452235">
            <text:p>-0.0179118802</text:p>
          </table:table-cell>
          <table:table-cell office:value-type="float" office:value="1.01577143612116">
            <text:p>1.0157714361</text:p>
          </table:table-cell>
          <table:table-cell office:value-type="float" office:value="1.05720192600364">
            <text:p>1.057201926</text:p>
          </table:table-cell>
          <table:table-cell office:value-type="float" office:value="0.937937256631399">
            <text:p>0.93793725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6204">
            <text:p>16204</text:p>
          </table:table-cell>
          <table:table-cell office:value-type="float" office:value="21384">
            <text:p>21384</text:p>
          </table:table-cell>
          <table:table-cell office:value-type="float" office:value="31350">
            <text:p>31350</text:p>
          </table:table-cell>
          <table:table-cell office:value-type="float" office:value="29">
            <text:p>29</text:p>
          </table:table-cell>
          <table:table-cell office:value-type="float" office:value="271.625">
            <text:p>271.625</text:p>
          </table:table-cell>
          <table:table-cell office:value-type="float" office:value="1399.75">
            <text:p>1399.75</text:p>
          </table:table-cell>
          <table:table-cell office:value-type="float" office:value="0.00178968156010862">
            <text:p>0.0017896816</text:p>
          </table:table-cell>
          <table:table-cell office:value-type="float" office:value="0.0127022540216985">
            <text:p>0.012702254</text:p>
          </table:table-cell>
          <table:table-cell office:value-type="float" office:value="0.0446491228070175">
            <text:p>0.0446491228</text:p>
          </table:table-cell>
          <table:table-cell office:value-type="float" office:value="1.00627016326215">
            <text:p>1.0062701633</text:p>
          </table:table-cell>
          <table:table-cell office:value-type="float" office:value="1.04477412970012">
            <text:p>1.0447741297</text:p>
          </table:table-cell>
          <table:table-cell office:value-type="float" office:value="1.16017927639274">
            <text:p>1.1601792764</text:p>
          </table:table-cell>
          <table:table-cell table:number-columns-repeated="2" office:value-type="float" office:value="0">
            <text:p>0</text:p>
          </table:table-cell>
          <table:table-cell office:value-type="float" office:value="15.8683685463623">
            <text:p>15.868368546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337">
            <text:p>337</text:p>
          </table:table-cell>
          <table:table-cell office:value-type="float" office:value="15520">
            <text:p>15520</text:p>
          </table:table-cell>
          <table:table-cell office:value-type="float" office:value="20559">
            <text:p>20559</text:p>
          </table:table-cell>
          <table:table-cell office:value-type="float" office:value="33132">
            <text:p>33132</text:p>
          </table:table-cell>
          <table:table-cell office:value-type="float" office:value="-103.625">
            <text:p>-103.625</text:p>
          </table:table-cell>
          <table:table-cell office:value-type="float" office:value="-101.625">
            <text:p>-101.625</text:p>
          </table:table-cell>
          <table:table-cell office:value-type="float" office:value="1646.875">
            <text:p>1646.875</text:p>
          </table:table-cell>
          <table:table-cell office:value-type="float" office:value="-0.00667686855670103">
            <text:p>-0.0066768686</text:p>
          </table:table-cell>
          <table:table-cell office:value-type="float" office:value="-0.00494309061724792">
            <text:p>-0.0049430906</text:p>
          </table:table-cell>
          <table:table-cell office:value-type="float" office:value="0.0497064771218158">
            <text:p>0.0497064771</text:p>
          </table:table-cell>
          <table:table-cell office:value-type="float" office:value="0.976718337976044">
            <text:p>0.976718338</text:p>
          </table:table-cell>
          <table:table-cell office:value-type="float" office:value="0.982747073763539">
            <text:p>0.9827470738</text:p>
          </table:table-cell>
          <table:table-cell office:value-type="float" office:value="1.17881530830736">
            <text:p>1.1788153083</text:p>
          </table:table-cell>
          <table:table-cell table:number-columns-repeated="2" office:value-type="float" office:value="0">
            <text:p>0</text:p>
          </table:table-cell>
          <table:table-cell office:value-type="float" office:value="14.2885776222986">
            <text:p>14.288577622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342">
            <text:p>342</text:p>
          </table:table-cell>
          <table:table-cell office:value-type="float" office:value="13608">
            <text:p>13608</text:p>
          </table:table-cell>
          <table:table-cell office:value-type="float" office:value="22380">
            <text:p>22380</text:p>
          </table:table-cell>
          <table:table-cell office:value-type="float" office:value="39270">
            <text:p>39270</text:p>
          </table:table-cell>
          <table:table-cell office:value-type="float" office:value="-145.5">
            <text:p>-145.5</text:p>
          </table:table-cell>
          <table:table-cell office:value-type="float" office:value="-643.75">
            <text:p>-643.75</text:p>
          </table:table-cell>
          <table:table-cell office:value-type="float" office:value="1683">
            <text:p>1683</text:p>
          </table:table-cell>
          <table:table-cell office:value-type="float" office:value="-0.0106922398589065">
            <text:p>-0.0106922399</text:p>
          </table:table-cell>
          <table:table-cell office:value-type="float" office:value="-0.0287645218945487">
            <text:p>-0.0287645219</text:p>
          </table:table-cell>
          <table:table-cell office:value-type="float" office:value="0.0428571428571429">
            <text:p>0.0428571429</text:p>
          </table:table-cell>
          <table:table-cell office:value-type="float" office:value="0.9628012355205">
            <text:p>0.9628012355</text:p>
          </table:table-cell>
          <table:table-cell office:value-type="float" office:value="0.900945872899931">
            <text:p>0.9009458729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-23.7490359452611">
            <text:p>-23.7490359453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14658">
            <text:p>14658</text:p>
          </table:table-cell>
          <table:table-cell office:value-type="float" office:value="23670">
            <text:p>23670</text:p>
          </table:table-cell>
          <table:table-cell office:value-type="float" office:value="38610">
            <text:p>38610</text:p>
          </table:table-cell>
          <table:table-cell office:value-type="float" office:value="-366.375">
            <text:p>-366.375</text:p>
          </table:table-cell>
          <table:table-cell office:value-type="float" office:value="-436.75">
            <text:p>-436.75</text:p>
          </table:table-cell>
          <table:table-cell office:value-type="float" office:value="1881">
            <text:p>1881</text:p>
          </table:table-cell>
          <table:table-cell office:value-type="float" office:value="-0.0249948833401555">
            <text:p>-0.0249948833</text:p>
          </table:table-cell>
          <table:table-cell office:value-type="float" office:value="-0.0184516265314744">
            <text:p>-0.0184516265</text:p>
          </table:table-cell>
          <table:table-cell office:value-type="float" office:value="0.0487179487179487">
            <text:p>0.0487179487</text:p>
          </table:table-cell>
          <table:table-cell office:value-type="float" office:value="0.913742406928104">
            <text:p>0.9137424069</text:p>
          </table:table-cell>
          <table:table-cell office:value-type="float" office:value="0.936086613682287">
            <text:p>0.9360866137</text:p>
          </table:table-cell>
          <table:table-cell office:value-type="float" office:value="1.1751647600263">
            <text:p>1.17516476</text:p>
          </table:table-cell>
          <table:table-cell office:value-type="float" office:value="-27.3835272559043">
            <text:p>-27.3835272559</text:p>
          </table:table-cell>
          <table:table-cell office:value-type="float" office:value="0">
            <text:p>0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4154">
            <text:p>14154</text:p>
          </table:table-cell>
          <table:table-cell office:value-type="float" office:value="21975">
            <text:p>21975</text:p>
          </table:table-cell>
          <table:table-cell office:value-type="float" office:value="40656">
            <text:p>40656</text:p>
          </table:table-cell>
          <table:table-cell office:value-type="float" office:value="-292.375">
            <text:p>-292.375</text:p>
          </table:table-cell>
          <table:table-cell office:value-type="float" office:value="-220.75">
            <text:p>-220.75</text:p>
          </table:table-cell>
          <table:table-cell office:value-type="float" office:value="1641.75">
            <text:p>1641.75</text:p>
          </table:table-cell>
          <table:table-cell office:value-type="float" office:value="-0.0206567048184259">
            <text:p>-0.0206567048</text:p>
          </table:table-cell>
          <table:table-cell office:value-type="float" office:value="-0.0100455062571104">
            <text:p>-0.0100455063</text:p>
          </table:table-cell>
          <table:table-cell office:value-type="float" office:value="0.0403814935064935">
            <text:p>0.0403814935</text:p>
          </table:table-cell>
          <table:table-cell office:value-type="float" office:value="0.928537864065262">
            <text:p>0.9285378641</text:p>
          </table:table-cell>
          <table:table-cell office:value-type="float" office:value="0.965038516004199">
            <text:p>0.965038516</text:p>
          </table:table-cell>
          <table:table-cell office:value-type="float" office:value="1.14453133070764">
            <text:p>1.1445313307</text:p>
          </table:table-cell>
          <table:table-cell office:value-type="float" office:value="-33.2077750621969">
            <text:p>-33.2077750622</text:p>
          </table:table-cell>
          <table:table-cell office:value-type="float" office:value="0">
            <text:p>0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15246">
            <text:p>15246</text:p>
          </table:table-cell>
          <table:table-cell office:value-type="float" office:value="23940">
            <text:p>23940</text:p>
          </table:table-cell>
          <table:table-cell office:value-type="float" office:value="44030">
            <text:p>44030</text:p>
          </table:table-cell>
          <table:table-cell office:value-type="float" office:value="13">
            <text:p>13</text:p>
          </table:table-cell>
          <table:table-cell office:value-type="float" office:value="1102.5">
            <text:p>1102.5</text:p>
          </table:table-cell>
          <table:table-cell office:value-type="float" office:value="1887">
            <text:p>1887</text:p>
          </table:table-cell>
          <table:table-cell office:value-type="float" office:value="0.000852682670864489">
            <text:p>0.0008526827</text:p>
          </table:table-cell>
          <table:table-cell office:value-type="float" office:value="0.0460526315789474">
            <text:p>0.0460526316</text:p>
          </table:table-cell>
          <table:table-cell office:value-type="float" office:value="0.0428571428571429">
            <text:p>0.0428571429</text:p>
          </table:table-cell>
          <table:table-cell office:value-type="float" office:value="1.00298581440079">
            <text:p>1.0029858144</text:p>
          </table:table-cell>
          <table:table-cell office:value-type="float" office:value="1.16534106648199">
            <text:p>1.1653410665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5.3951689290541">
            <text:p>15.3951689291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3169">
            <text:p>13169</text:p>
          </table:table-cell>
          <table:table-cell office:value-type="float" office:value="23240">
            <text:p>23240</text:p>
          </table:table-cell>
          <table:table-cell office:value-type="float" office:value="43290">
            <text:p>43290</text:p>
          </table:table-cell>
          <table:table-cell office:value-type="float" office:value="-548">
            <text:p>-548</text:p>
          </table:table-cell>
          <table:table-cell office:value-type="float" office:value="952.5">
            <text:p>952.5</text:p>
          </table:table-cell>
          <table:table-cell office:value-type="float" office:value="2109">
            <text:p>2109</text:p>
          </table:table-cell>
          <table:table-cell office:value-type="float" office:value="-0.0416128787303516">
            <text:p>-0.0416128787</text:p>
          </table:table-cell>
          <table:table-cell office:value-type="float" office:value="0.0409853700516351">
            <text:p>0.0409853701</text:p>
          </table:table-cell>
          <table:table-cell office:value-type="float" office:value="0.0487179487179487">
            <text:p>0.0487179487</text:p>
          </table:table-cell>
          <table:table-cell office:value-type="float" office:value="0.857748922529174">
            <text:p>0.8577489225</text:p>
          </table:table-cell>
          <table:table-cell office:value-type="float" office:value="1.14674120427493">
            <text:p>1.1467412043</text:p>
          </table:table-cell>
          <table:table-cell office:value-type="float" office:value="1.1751647600263">
            <text:p>1.17516476</text:p>
          </table:table-cell>
          <table:table-cell office:value-type="float" office:value="-16.308006460256">
            <text:p>-16.3080064603</text:p>
          </table:table-cell>
          <table:table-cell office:value-type="float" office:value="17.2563169653553">
            <text:p>17.2563169654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2699">
            <text:p>12699</text:p>
          </table:table-cell>
          <table:table-cell office:value-type="float" office:value="24552">
            <text:p>24552</text:p>
          </table:table-cell>
          <table:table-cell office:value-type="float" office:value="46068">
            <text:p>46068</text:p>
          </table:table-cell>
          <table:table-cell office:value-type="float" office:value="-893">
            <text:p>-893</text:p>
          </table:table-cell>
          <table:table-cell office:value-type="float" office:value="-609.375">
            <text:p>-609.375</text:p>
          </table:table-cell>
          <table:table-cell office:value-type="float" office:value="1336.5">
            <text:p>1336.5</text:p>
          </table:table-cell>
          <table:table-cell office:value-type="float" office:value="-0.0703204976769824">
            <text:p>-0.0703204977</text:p>
          </table:table-cell>
          <table:table-cell office:value-type="float" office:value="-0.02481977028348">
            <text:p>-0.0248197703</text:p>
          </table:table-cell>
          <table:table-cell office:value-type="float" office:value="0.0290114613180516">
            <text:p>0.0290114613</text:p>
          </table:table-cell>
          <table:table-cell office:value-type="float" office:value="0.763570404021897">
            <text:p>0.763570404</text:p>
          </table:table-cell>
          <table:table-cell office:value-type="float" office:value="0.914338205161793">
            <text:p>0.9143382052</text:p>
          </table:table-cell>
          <table:table-cell office:value-type="float" office:value="1.10318977779329">
            <text:p>1.1031897778</text:p>
          </table:table-cell>
          <table:table-cell office:value-type="float" office:value="-9.50618708167007">
            <text:p>-9.5061870817</text:p>
          </table:table-cell>
          <table:table-cell office:value-type="float" office:value="-27.579194506337">
            <text:p>-27.5791945063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44">
            <text:p>444</text:p>
          </table:table-cell>
          <table:table-cell office:value-type="float" office:value="11679">
            <text:p>11679</text:p>
          </table:table-cell>
          <table:table-cell office:value-type="float" office:value="24045">
            <text:p>24045</text:p>
          </table:table-cell>
          <table:table-cell office:value-type="float" office:value="45362">
            <text:p>45362</text:p>
          </table:table-cell>
          <table:table-cell office:value-type="float" office:value="-416.875">
            <text:p>-416.875</text:p>
          </table:table-cell>
          <table:table-cell office:value-type="float" office:value="275.625">
            <text:p>275.625</text:p>
          </table:table-cell>
          <table:table-cell office:value-type="float" office:value="2072">
            <text:p>2072</text:p>
          </table:table-cell>
          <table:table-cell office:value-type="float" office:value="-0.035694408767874">
            <text:p>-0.0356944088</text:p>
          </table:table-cell>
          <table:table-cell office:value-type="float" office:value="0.0114628820960699">
            <text:p>0.0114628821</text:p>
          </table:table-cell>
          <table:table-cell office:value-type="float" office:value="0.0456769983686786">
            <text:p>0.0456769984</text:p>
          </table:table-cell>
          <table:table-cell office:value-type="float" office:value="0.877566787314326">
            <text:p>0.8775667873</text:p>
          </table:table-cell>
          <table:table-cell office:value-type="float" office:value="1.0403776267615">
            <text:p>1.0403776268</text:p>
          </table:table-cell>
          <table:table-cell office:value-type="float" office:value="1.16395881512312">
            <text:p>1.1639588151</text:p>
          </table:table-cell>
          <table:table-cell office:value-type="float" office:value="-19.0702557169422">
            <text:p>-19.0702557169</text:p>
          </table:table-cell>
          <table:table-cell office:value-type="float" office:value="0">
            <text:p>0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0">
            <text:p>470</text:p>
          </table:table-cell>
          <table:table-cell office:value-type="float" office:value="12648">
            <text:p>12648</text:p>
          </table:table-cell>
          <table:table-cell office:value-type="float" office:value="26040">
            <text:p>26040</text:p>
          </table:table-cell>
          <table:table-cell office:value-type="float" office:value="47952">
            <text:p>47952</text:p>
          </table:table-cell>
          <table:table-cell office:value-type="float" office:value="-58">
            <text:p>-58</text:p>
          </table:table-cell>
          <table:table-cell office:value-type="float" office:value="630">
            <text:p>630</text:p>
          </table:table-cell>
          <table:table-cell office:value-type="float" office:value="1674.25">
            <text:p>1674.25</text:p>
          </table:table-cell>
          <table:table-cell office:value-type="float" office:value="-0.00458570524984187">
            <text:p>-0.0045857052</text:p>
          </table:table-cell>
          <table:table-cell office:value-type="float" office:value="0.0241935483870968">
            <text:p>0.0241935484</text:p>
          </table:table-cell>
          <table:table-cell office:value-type="float" office:value="0.0349151234567901">
            <text:p>0.0349151235</text:p>
          </table:table-cell>
          <table:table-cell office:value-type="float" office:value="0.983991247863125">
            <text:p>0.9839912479</text:p>
          </table:table-cell>
          <table:table-cell office:value-type="float" office:value="1.08582466181061">
            <text:p>1.0858246618</text:p>
          </table:table-cell>
          <table:table-cell office:value-type="float" office:value="1.12459230115693">
            <text:p>1.1245923012</text:p>
          </table:table-cell>
          <table:table-cell office:value-type="float" office:value="0">
            <text:p>0</text:p>
          </table:table-cell>
          <table:table-cell office:value-type="float" office:value="28.9952762295445">
            <text:p>28.9952762295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5">
            <text:p>475</text:p>
          </table:table-cell>
          <table:table-cell office:value-type="float" office:value="11968">
            <text:p>11968</text:p>
          </table:table-cell>
          <table:table-cell office:value-type="float" office:value="27160">
            <text:p>27160</text:p>
          </table:table-cell>
          <table:table-cell office:value-type="float" office:value="51652">
            <text:p>51652</text:p>
          </table:table-cell>
          <table:table-cell office:value-type="float" office:value="263.5">
            <text:p>263.5</text:p>
          </table:table-cell>
          <table:table-cell office:value-type="float" office:value="245">
            <text:p>245</text:p>
          </table:table-cell>
          <table:table-cell office:value-type="float" office:value="1498.5">
            <text:p>1498.5</text:p>
          </table:table-cell>
          <table:table-cell office:value-type="float" office:value="0.0220170454545455">
            <text:p>0.0220170455</text:p>
          </table:table-cell>
          <table:table-cell office:value-type="float" office:value="0.00902061855670103">
            <text:p>0.0090206186</text:p>
          </table:table-cell>
          <table:table-cell office:value-type="float" office:value="0.0290114613180516">
            <text:p>0.0290114613</text:p>
          </table:table-cell>
          <table:table-cell office:value-type="float" office:value="1.07800976966038">
            <text:p>1.0780097697</text:p>
          </table:table-cell>
          <table:table-cell office:value-type="float" office:value="1.03173165320438">
            <text:p>1.0317316532</text:p>
          </table:table-cell>
          <table:table-cell office:value-type="float" office:value="1.10318977779329">
            <text:p>1.1031897778</text:p>
          </table:table-cell>
          <table:table-cell office:value-type="float" office:value="31.8276133930896">
            <text:p>31.8276133931</text:p>
          </table:table-cell>
          <table:table-cell office:value-type="float" office:value="0">
            <text:p>0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502">
            <text:p>502</text:p>
          </table:table-cell>
          <table:table-cell office:value-type="float" office:value="10659">
            <text:p>10659</text:p>
          </table:table-cell>
          <table:table-cell office:value-type="float" office:value="25732">
            <text:p>25732</text:p>
          </table:table-cell>
          <table:table-cell office:value-type="float" office:value="49876">
            <text:p>49876</text:p>
          </table:table-cell>
          <table:table-cell office:value-type="float" office:value="335.75">
            <text:p>335.75</text:p>
          </table:table-cell>
          <table:table-cell office:value-type="float" office:value="815.5">
            <text:p>815.5</text:p>
          </table:table-cell>
          <table:table-cell office:value-type="float" office:value="656.75">
            <text:p>656.75</text:p>
          </table:table-cell>
          <table:table-cell office:value-type="float" office:value="0.0314992025518341">
            <text:p>0.0314992026</text:p>
          </table:table-cell>
          <table:table-cell office:value-type="float" office:value="0.0316920565832427">
            <text:p>0.0316920566</text:p>
          </table:table-cell>
          <table:table-cell office:value-type="float" office:value="0.0131676557863501">
            <text:p>0.0131676558</text:p>
          </table:table-cell>
          <table:table-cell office:value-type="float" office:value="1.11219192046377">
            <text:p>1.1121919205</text:p>
          </table:table-cell>
          <table:table-cell office:value-type="float" office:value="1.11289079548428">
            <text:p>1.1128907955</text:p>
          </table:table-cell>
          <table:table-cell office:value-type="float" office:value="1.04642663408368">
            <text:p>1.0464266341</text:p>
          </table:table-cell>
          <table:table-cell office:value-type="float" office:value="22.3500117007141">
            <text:p>22.3500117007</text:p>
          </table:table-cell>
          <table:table-cell office:value-type="float" office:value="22.216093618873">
            <text:p>22.2160936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95">
            <text:p>595</text:p>
          </table:table-cell>
          <table:table-cell office:value-type="float" office:value="12529">
            <text:p>12529</text:p>
          </table:table-cell>
          <table:table-cell office:value-type="float" office:value="25795">
            <text:p>25795</text:p>
          </table:table-cell>
          <table:table-cell office:value-type="float" office:value="53724">
            <text:p>53724</text:p>
          </table:table-cell>
          <table:table-cell office:value-type="float" office:value="378.25">
            <text:p>378.25</text:p>
          </table:table-cell>
          <table:table-cell office:value-type="float" office:value="778.75">
            <text:p>778.75</text:p>
          </table:table-cell>
          <table:table-cell office:value-type="float" office:value="1211.75">
            <text:p>1211.75</text:p>
          </table:table-cell>
          <table:table-cell table:number-columns-repeated="2" office:value-type="float" office:value="0.0301899592944369">
            <text:p>0.0301899593</text:p>
          </table:table-cell>
          <table:table-cell office:value-type="float" office:value="0.0225550964187328">
            <text:p>0.0225550964</text:p>
          </table:table-cell>
          <table:table-cell table:number-columns-repeated="2" office:value-type="float" office:value="1.10745126746924">
            <text:p>1.1074512675</text:p>
          </table:table-cell>
          <table:table-cell office:value-type="float" office:value="1.0799399529195">
            <text:p>1.0799399529</text:p>
          </table:table-cell>
          <table:table-cell table:number-columns-repeated="2" office:value-type="float" office:value="23.3043824150583">
            <text:p>23.3043824151</text:p>
          </table:table-cell>
          <table:table-cell office:value-type="float" office:value="31.0765739811198">
            <text:p>31.07657398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585">
            <text:p>585</text:p>
          </table:table-cell>
          <table:table-cell office:value-type="float" office:value="14790">
            <text:p>14790</text:p>
          </table:table-cell>
          <table:table-cell office:value-type="float" office:value="28448">
            <text:p>28448</text:p>
          </table:table-cell>
          <table:table-cell office:value-type="float" office:value="57424">
            <text:p>57424</text:p>
          </table:table-cell>
          <table:table-cell office:value-type="float" office:value="257.125">
            <text:p>257.125</text:p>
          </table:table-cell>
          <table:table-cell office:value-type="float" office:value="791">
            <text:p>791</text:p>
          </table:table-cell>
          <table:table-cell office:value-type="float" office:value="518">
            <text:p>518</text:p>
          </table:table-cell>
          <table:table-cell office:value-type="float" office:value="0.0173850574712644">
            <text:p>0.0173850575</text:p>
          </table:table-cell>
          <table:table-cell office:value-type="float" office:value="0.0278051181102362">
            <text:p>0.0278051181</text:p>
          </table:table-cell>
          <table:table-cell office:value-type="float" office:value="0.00902061855670103">
            <text:p>0.0090206186</text:p>
          </table:table-cell>
          <table:table-cell office:value-type="float" office:value="1.06144009198705">
            <text:p>1.061440092</text:p>
          </table:table-cell>
          <table:table-cell office:value-type="float" office:value="1.09883323758835">
            <text:p>1.0988332376</text:p>
          </table:table-cell>
          <table:table-cell office:value-type="float" office:value="1.03173165320438">
            <text:p>1.0317316532</text:p>
          </table:table-cell>
          <table:table-cell office:value-type="float" office:value="0">
            <text:p>0</text:p>
          </table:table-cell>
          <table:table-cell office:value-type="float" office:value="25.2737517635682">
            <text:p>25.27375176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616">
            <text:p>616</text:p>
          </table:table-cell>
          <table:table-cell office:value-type="float" office:value="14784">
            <text:p>14784</text:p>
          </table:table-cell>
          <table:table-cell office:value-type="float" office:value="27608">
            <text:p>27608</text:p>
          </table:table-cell>
          <table:table-cell office:value-type="float" office:value="55278">
            <text:p>55278</text:p>
          </table:table-cell>
          <table:table-cell office:value-type="float" office:value="325.5">
            <text:p>325.5</text:p>
          </table:table-cell>
          <table:table-cell office:value-type="float" office:value="710.5">
            <text:p>710.5</text:p>
          </table:table-cell>
          <table:table-cell office:value-type="float" office:value="-656.75">
            <text:p>-656.75</text:p>
          </table:table-cell>
          <table:table-cell office:value-type="float" office:value="0.0220170454545455">
            <text:p>0.0220170455</text:p>
          </table:table-cell>
          <table:table-cell office:value-type="float" office:value="0.0257352941176471">
            <text:p>0.0257352941</text:p>
          </table:table-cell>
          <table:table-cell office:value-type="float" office:value="-0.0118808567603748">
            <text:p>-0.0118808568</text:p>
          </table:table-cell>
          <table:table-cell office:value-type="float" office:value="1.07800976966038">
            <text:p>1.0780097697</text:p>
          </table:table-cell>
          <table:table-cell office:value-type="float" office:value="1.09137164792388">
            <text:p>1.0913716479</text:p>
          </table:table-cell>
          <table:table-cell office:value-type="float" office:value="0.958693664663115">
            <text:p>0.9586936647</text:p>
          </table:table-cell>
          <table:table-cell office:value-type="float" office:value="31.8276133930896">
            <text:p>31.8276133931</text:p>
          </table:table-cell>
          <table:table-cell office:value-type="float" office:value="27.2788248993945">
            <text:p>27.2788248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13167">
            <text:p>13167</text:p>
          </table:table-cell>
          <table:table-cell office:value-type="float" office:value="27570">
            <text:p>27570</text:p>
          </table:table-cell>
          <table:table-cell office:value-type="float" office:value="53430">
            <text:p>53430</text:p>
          </table:table-cell>
          <table:table-cell office:value-type="float" office:value="414.75">
            <text:p>414.75</text:p>
          </table:table-cell>
          <table:table-cell office:value-type="float" office:value="873.75">
            <text:p>873.75</text:p>
          </table:table-cell>
          <table:table-cell office:value-type="float" office:value="1330.875">
            <text:p>1330.875</text:p>
          </table:table-cell>
          <table:table-cell office:value-type="float" office:value="0.0314992025518341">
            <text:p>0.0314992026</text:p>
          </table:table-cell>
          <table:table-cell office:value-type="float" office:value="0.0316920565832427">
            <text:p>0.0316920566</text:p>
          </table:table-cell>
          <table:table-cell office:value-type="float" office:value="0.0249087591240876">
            <text:p>0.0249087591</text:p>
          </table:table-cell>
          <table:table-cell office:value-type="float" office:value="1.11219192046377">
            <text:p>1.1121919205</text:p>
          </table:table-cell>
          <table:table-cell office:value-type="float" office:value="1.11289079548428">
            <text:p>1.1128907955</text:p>
          </table:table-cell>
          <table:table-cell office:value-type="float" office:value="1.08839673164527">
            <text:p>1.0883967316</text:p>
          </table:table-cell>
          <table:table-cell office:value-type="float" office:value="22.3500117007141">
            <text:p>22.3500117007</text:p>
          </table:table-cell>
          <table:table-cell office:value-type="float" office:value="22.216093618873">
            <text:p>22.2160936189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4705">
            <text:p>14705</text:p>
          </table:table-cell>
          <table:table-cell office:value-type="float" office:value="29016">
            <text:p>29016</text:p>
          </table:table-cell>
          <table:table-cell office:value-type="float" office:value="56745">
            <text:p>56745</text:p>
          </table:table-cell>
          <table:table-cell office:value-type="float" office:value="735.75">
            <text:p>735.75</text:p>
          </table:table-cell>
          <table:table-cell office:value-type="float" office:value="702">
            <text:p>702</text:p>
          </table:table-cell>
          <table:table-cell office:value-type="float" office:value="1672.125">
            <text:p>1672.125</text:p>
          </table:table-cell>
          <table:table-cell office:value-type="float" office:value="0.0500340020401224">
            <text:p>0.050034002</text:p>
          </table:table-cell>
          <table:table-cell office:value-type="float" office:value="0.0241935483870968">
            <text:p>0.0241935484</text:p>
          </table:table-cell>
          <table:table-cell office:value-type="float" office:value="0.02946735395189">
            <text:p>0.029467354</text:p>
          </table:table-cell>
          <table:table-cell office:value-type="float" office:value="1.18002567380632">
            <text:p>1.1800256738</text:p>
          </table:table-cell>
          <table:table-cell office:value-type="float" office:value="1.08582466181061">
            <text:p>1.0858246618</text:p>
          </table:table-cell>
          <table:table-cell office:value-type="float" office:value="1.10483765573151">
            <text:p>1.1048376557</text:p>
          </table:table-cell>
          <table:table-cell office:value-type="float" office:value="14.1972762519741">
            <text:p>14.197276252</text:p>
          </table:table-cell>
          <table:table-cell office:value-type="float" office:value="28.9952762295445">
            <text:p>28.9952762295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4705">
            <text:p>14705</text:p>
          </table:table-cell>
          <table:table-cell office:value-type="float" office:value="30450">
            <text:p>30450</text:p>
          </table:table-cell>
          <table:table-cell office:value-type="float" office:value="58310">
            <text:p>58310</text:p>
          </table:table-cell>
          <table:table-cell office:value-type="float" office:value="363.125">
            <text:p>363.125</text:p>
          </table:table-cell>
          <table:table-cell office:value-type="float" office:value="529.375">
            <text:p>529.375</text:p>
          </table:table-cell>
          <table:table-cell office:value-type="float" office:value="1220.625">
            <text:p>1220.625</text:p>
          </table:table-cell>
          <table:table-cell office:value-type="float" office:value="0.0246939816388983">
            <text:p>0.0246939816</text:p>
          </table:table-cell>
          <table:table-cell office:value-type="float" office:value="0.0173850574712644">
            <text:p>0.0173850575</text:p>
          </table:table-cell>
          <table:table-cell office:value-type="float" office:value="0.0209333733493397">
            <text:p>0.0209333733</text:p>
          </table:table-cell>
          <table:table-cell office:value-type="float" office:value="1.08762412948534">
            <text:p>1.0876241295</text:p>
          </table:table-cell>
          <table:table-cell office:value-type="float" office:value="1.06144009198705">
            <text:p>1.061440092</text:p>
          </table:table-cell>
          <table:table-cell office:value-type="float" office:value="1.07412569071746">
            <text:p>1.0741256907</text:p>
          </table:table-cell>
          <table:table-cell office:value-type="float" office:value="28.4146428024402">
            <text:p>28.4146428024</text:p>
          </table:table-cell>
          <table:table-cell office:value-type="float" office:value="0">
            <text:p>0</text:p>
          </table:table-cell>
          <table:table-cell office:value-type="float" office:value="33.4574400848695">
            <text:p>33.457440084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4421">
            <text:p>14421</text:p>
          </table:table-cell>
          <table:table-cell office:value-type="float" office:value="29408">
            <text:p>29408</text:p>
          </table:table-cell>
          <table:table-cell office:value-type="float" office:value="60025">
            <text:p>60025</text:p>
          </table:table-cell>
          <table:table-cell office:value-type="float" office:value="454.25">
            <text:p>454.25</text:p>
          </table:table-cell>
          <table:table-cell office:value-type="float" office:value="932">
            <text:p>932</text:p>
          </table:table-cell>
          <table:table-cell office:value-type="float" office:value="334.125">
            <text:p>334.125</text:p>
          </table:table-cell>
          <table:table-cell office:value-type="float" office:value="0.0314992025518341">
            <text:p>0.0314992026</text:p>
          </table:table-cell>
          <table:table-cell office:value-type="float" office:value="0.0316920565832427">
            <text:p>0.0316920566</text:p>
          </table:table-cell>
          <table:table-cell office:value-type="float" office:value="0.00556643065389421">
            <text:p>0.0055664307</text:p>
          </table:table-cell>
          <table:table-cell office:value-type="float" office:value="1.11219192046377">
            <text:p>1.1121919205</text:p>
          </table:table-cell>
          <table:table-cell office:value-type="float" office:value="1.11289079548428">
            <text:p>1.1128907955</text:p>
          </table:table-cell>
          <table:table-cell office:value-type="float" office:value="1.01954323818307">
            <text:p>1.0195432382</text:p>
          </table:table-cell>
          <table:table-cell office:value-type="float" office:value="22.3500117007141">
            <text:p>22.3500117007</text:p>
          </table:table-cell>
          <table:table-cell office:value-type="float" office:value="22.216093618873">
            <text:p>22.2160936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4026">
            <text:p>14026</text:p>
          </table:table-cell>
          <table:table-cell office:value-type="float" office:value="30681">
            <text:p>30681</text:p>
          </table:table-cell>
          <table:table-cell office:value-type="float" office:value="60830">
            <text:p>60830</text:p>
          </table:table-cell>
          <table:table-cell office:value-type="float" office:value="824.875">
            <text:p>824.875</text:p>
          </table:table-cell>
          <table:table-cell office:value-type="float" office:value="1863">
            <text:p>1863</text:p>
          </table:table-cell>
          <table:table-cell office:value-type="float" office:value="1449.875">
            <text:p>1449.875</text:p>
          </table:table-cell>
          <table:table-cell office:value-type="float" office:value="0.0588104234992157">
            <text:p>0.0588104235</text:p>
          </table:table-cell>
          <table:table-cell office:value-type="float" office:value="0.0607216192431798">
            <text:p>0.0607216192</text:p>
          </table:table-cell>
          <table:table-cell office:value-type="float" office:value="0.0238348676639816">
            <text:p>0.0238348677</text:p>
          </table:table-cell>
          <table:table-cell office:value-type="float" office:value="1.21261546743508">
            <text:p>1.2126154674</text:p>
          </table:table-cell>
          <table:table-cell office:value-type="float" office:value="1.21975241283642">
            <text:p>1.2197524128</text:p>
          </table:table-cell>
          <table:table-cell office:value-type="float" office:value="1.08453551462039">
            <text:p>1.0845355146</text:p>
          </table:table-cell>
          <table:table-cell office:value-type="float" office:value="12.1294009103439">
            <text:p>12.1294009103</text:p>
          </table:table-cell>
          <table:table-cell office:value-type="float" office:value="11.7583317218181">
            <text:p>11.7583317218</text:p>
          </table:table-cell>
          <table:table-cell office:value-type="float" office:value="29.4264393062811">
            <text:p>29.426439306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18165">
            <text:p>18165</text:p>
          </table:table-cell>
          <table:table-cell office:value-type="float" office:value="34124">
            <text:p>34124</text:p>
          </table:table-cell>
          <table:table-cell office:value-type="float" office:value="64974">
            <text:p>64974</text:p>
          </table:table-cell>
          <table:table-cell office:value-type="float" office:value="761.125">
            <text:p>761.125</text:p>
          </table:table-cell>
          <table:table-cell office:value-type="float" office:value="2566.75">
            <text:p>2566.75</text:p>
          </table:table-cell>
          <table:table-cell office:value-type="float" office:value="1360.125">
            <text:p>1360.125</text:p>
          </table:table-cell>
          <table:table-cell office:value-type="float" office:value="0.0419006330856042">
            <text:p>0.0419006331</text:p>
          </table:table-cell>
          <table:table-cell office:value-type="float" office:value="0.0752183214160122">
            <text:p>0.0752183214</text:p>
          </table:table-cell>
          <table:table-cell office:value-type="float" office:value="0.0209333733493397">
            <text:p>0.0209333733</text:p>
          </table:table-cell>
          <table:table-cell office:value-type="float" office:value="1.15009331538344">
            <text:p>1.1500933154</text:p>
          </table:table-cell>
          <table:table-cell office:value-type="float" office:value="1.27435340487426">
            <text:p>1.2743534049</text:p>
          </table:table-cell>
          <table:table-cell office:value-type="float" office:value="1.07412569071746">
            <text:p>1.0741256907</text:p>
          </table:table-cell>
          <table:table-cell office:value-type="float" office:value="16.8868449009731">
            <text:p>16.886844901</text:p>
          </table:table-cell>
          <table:table-cell office:value-type="float" office:value="9.55752240483103">
            <text:p>9.5575224048</text:p>
          </table:table-cell>
          <table:table-cell office:value-type="float" office:value="33.4574400848695">
            <text:p>33.457440084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17695">
            <text:p>17695</text:p>
          </table:table-cell>
          <table:table-cell office:value-type="float" office:value="33684">
            <text:p>33684</text:p>
          </table:table-cell>
          <table:table-cell office:value-type="float" office:value="66885">
            <text:p>66885</text:p>
          </table:table-cell>
          <table:table-cell office:value-type="float" office:value="744.875">
            <text:p>744.875</text:p>
          </table:table-cell>
          <table:table-cell office:value-type="float" office:value="-173.25">
            <text:p>-173.25</text:p>
          </table:table-cell>
          <table:table-cell office:value-type="float" office:value="1361.75">
            <text:p>1361.75</text:p>
          </table:table-cell>
          <table:table-cell office:value-type="float" office:value="0.0420952246397287">
            <text:p>0.0420952246</text:p>
          </table:table-cell>
          <table:table-cell office:value-type="float" office:value="-0.00514339152119701">
            <text:p>-0.0051433915</text:p>
          </table:table-cell>
          <table:table-cell office:value-type="float" office:value="0.0203595724003887">
            <text:p>0.0203595724</text:p>
          </table:table-cell>
          <table:table-cell office:value-type="float" office:value="1.15080642179649">
            <text:p>1.1508064218</text:p>
          </table:table-cell>
          <table:table-cell office:value-type="float" office:value="0.982049980449437">
            <text:p>0.9820499804</text:p>
          </table:table-cell>
          <table:table-cell office:value-type="float" office:value="1.07207094729048">
            <text:p>1.0720709473</text:p>
          </table:table-cell>
          <table:table-cell office:value-type="float" office:value="16.8103632448331">
            <text:p>16.8103632448</text:p>
          </table:table-cell>
          <table:table-cell office:value-type="float" office:value="0">
            <text:p>0</text:p>
          </table:table-cell>
          <table:table-cell office:value-type="float" office:value="34.3906814135879">
            <text:p>34.390681413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6174">
            <text:p>16174</text:p>
          </table:table-cell>
          <table:table-cell office:value-type="float" office:value="33042">
            <text:p>33042</text:p>
          </table:table-cell>
          <table:table-cell office:value-type="float" office:value="67782">
            <text:p>67782</text:p>
          </table:table-cell>
          <table:table-cell office:value-type="float" office:value="136">
            <text:p>136</text:p>
          </table:table-cell>
          <table:table-cell office:value-type="float" office:value="1827.5">
            <text:p>1827.5</text:p>
          </table:table-cell>
          <table:table-cell office:value-type="float" office:value="2984.125">
            <text:p>2984.125</text:p>
          </table:table-cell>
          <table:table-cell office:value-type="float" office:value="0.00840855694324224">
            <text:p>0.0084085569</text:p>
          </table:table-cell>
          <table:table-cell office:value-type="float" office:value="0.0553083953755826">
            <text:p>0.0553083954</text:p>
          </table:table-cell>
          <table:table-cell office:value-type="float" office:value="0.0440253312088755">
            <text:p>0.0440253312</text:p>
          </table:table-cell>
          <table:table-cell office:value-type="float" office:value="1.02956852880789">
            <text:p>1.0295685288</text:p>
          </table:table-cell>
          <table:table-cell office:value-type="float" office:value="1.19957506026862">
            <text:p>1.1995750603</text:p>
          </table:table-cell>
          <table:table-cell office:value-type="float" office:value="1.15788758961564">
            <text:p>1.1578875896</text:p>
          </table:table-cell>
          <table:table-cell office:value-type="float" office:value="0">
            <text:p>0</text:p>
          </table:table-cell>
          <table:table-cell office:value-type="float" office:value="12.8758686762191">
            <text:p>12.8758686762</text:p>
          </table:table-cell>
          <table:table-cell office:value-type="float" office:value="16.0883659360349">
            <text:p>16.08836593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8307">
            <text:p>18307</text:p>
          </table:table-cell>
          <table:table-cell office:value-type="float" office:value="36209">
            <text:p>36209</text:p>
          </table:table-cell>
          <table:table-cell office:value-type="float" office:value="68744">
            <text:p>68744</text:p>
          </table:table-cell>
          <table:table-cell office:value-type="float" office:value="188.375">
            <text:p>188.375</text:p>
          </table:table-cell>
          <table:table-cell office:value-type="float" office:value="2347.28571428571">
            <text:p>2347.2857142857</text:p>
          </table:table-cell>
          <table:table-cell office:value-type="float" office:value="4145.625">
            <text:p>4145.625</text:p>
          </table:table-cell>
          <table:table-cell office:value-type="float" office:value="0.0102897798656252">
            <text:p>0.0102897799</text:p>
          </table:table-cell>
          <table:table-cell office:value-type="float" office:value="0.0648260298347293">
            <text:p>0.0648260298</text:p>
          </table:table-cell>
          <table:table-cell office:value-type="float" office:value="0.0603052630047713">
            <text:p>0.060305263</text:p>
          </table:table-cell>
          <table:table-cell office:value-type="float" office:value="1.03622175348627">
            <text:p>1.0362217535</text:p>
          </table:table-cell>
          <table:table-cell office:value-type="float" office:value="1.23512783614405">
            <text:p>1.2351278361</text:p>
          </table:table-cell>
          <table:table-cell office:value-type="float" office:value="1.21819640101901">
            <text:p>1.218196401</text:p>
          </table:table-cell>
          <table:table-cell office:value-type="float" office:value="0">
            <text:p>0</text:p>
          </table:table-cell>
          <table:table-cell office:value-type="float" office:value="11.0353663558266">
            <text:p>11.0353663558</text:p>
          </table:table-cell>
          <table:table-cell office:value-type="float" office:value="11.8371663278835">
            <text:p>11.837166327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19895">
            <text:p>19895</text:p>
          </table:table-cell>
          <table:table-cell office:value-type="float" office:value="41132">
            <text:p>41132</text:p>
          </table:table-cell>
          <table:table-cell office:value-type="float" office:value="80983">
            <text:p>80983</text:p>
          </table:table-cell>
          <table:table-cell office:value-type="float" office:value="561.714285714286">
            <text:p>561.7142857143</text:p>
          </table:table-cell>
          <table:table-cell office:value-type="float" office:value="1410.71428571429">
            <text:p>1410.7142857143</text:p>
          </table:table-cell>
          <table:table-cell office:value-type="float" office:value="2777.28571428571">
            <text:p>2777.2857142857</text:p>
          </table:table-cell>
          <table:table-cell office:value-type="float" office:value="0.028233942483754">
            <text:p>0.0282339425</text:p>
          </table:table-cell>
          <table:table-cell office:value-type="float" office:value="0.0342972451063475">
            <text:p>0.0342972451</text:p>
          </table:table-cell>
          <table:table-cell office:value-type="float" office:value="0.0342946756021105">
            <text:p>0.0342946756</text:p>
          </table:table-cell>
          <table:table-cell office:value-type="float" office:value="1.10038122348916">
            <text:p>1.1003812235</text:p>
          </table:table-cell>
          <table:table-cell office:value-type="float" office:value="1.12234590787511">
            <text:p>1.1223459079</text:p>
          </table:table-cell>
          <table:table-cell office:value-type="float" office:value="1.12233656916571">
            <text:p>1.1223365692</text:p>
          </table:table-cell>
          <table:table-cell office:value-type="float" office:value="24.895103221911">
            <text:p>24.8951032219</text:p>
          </table:table-cell>
          <table:table-cell office:value-type="float" office:value="20.5546215856261">
            <text:p>20.5546215856</text:p>
          </table:table-cell>
          <table:table-cell office:value-type="float" office:value="20.5561359487152">
            <text:p>20.556135948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7208">
            <text:p>17208</text:p>
          </table:table-cell>
          <table:table-cell office:value-type="float" office:value="38291">
            <text:p>38291</text:p>
          </table:table-cell>
          <table:table-cell office:value-type="float" office:value="88617">
            <text:p>88617</text:p>
          </table:table-cell>
          <table:table-cell office:value-type="float" office:value="391.166666666667">
            <text:p>391.1666666667</text:p>
          </table:table-cell>
          <table:table-cell office:value-type="float" office:value="2337.4">
            <text:p>2337.4</text:p>
          </table:table-cell>
          <table:table-cell office:value-type="float" office:value="0">
            <text:p>0</text:p>
          </table:table-cell>
          <table:table-cell office:value-type="float" office:value="0.0227316751898342">
            <text:p>0.0227316752</text:p>
          </table:table-cell>
          <table:table-cell office:value-type="float" office:value="0.0610430649499882">
            <text:p>0.0610430649</text:p>
          </table:table-cell>
          <table:table-cell office:value-type="float" office:value="0">
            <text:p>0</text:p>
          </table:table-cell>
          <table:table-cell office:value-type="float" office:value="1.08057365211601">
            <text:p>1.0805736521</text:p>
          </table:table-cell>
          <table:table-cell office:value-type="float" office:value="1.2209541886508">
            <text:p>1.2209541887</text:p>
          </table:table-cell>
          <table:table-cell office:value-type="float" office:value="1.33">
            <text:p>1.33</text:p>
          </table:table-cell>
          <table:table-cell office:value-type="float" office:value="30.8378445487845">
            <text:p>30.8378445488</text:p>
          </table:table-cell>
          <table:table-cell office:value-type="float" office:value="11.6982032974068">
            <text:p>11.6982032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19988">
            <text:p>19988</text:p>
          </table:table-cell>
          <table:table-cell office:value-type="float" office:value="43099">
            <text:p>43099</text:p>
          </table:table-cell>
          <table:table-cell office:value-type="float" office:value="96970">
            <text:p>96970</text:p>
          </table:table-cell>
          <table:table-cell office:value-type="float" office:value="867.6">
            <text:p>867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4060436261757">
            <text:p>0.0434060436</text:p>
          </table:table-cell>
          <table:table-cell table:number-columns-repeated="2" office:value-type="float" office:value="0">
            <text:p>0</text:p>
          </table:table-cell>
          <table:table-cell office:value-type="float" office:value="1.15561395855324">
            <text:p>1.1556139586</text:p>
          </table:table-cell>
          <table:table-cell table:number-columns-repeated="2" office:value-type="float" office:value="1.33">
            <text:p>1.33</text:p>
          </table:table-cell>
          <table:table-cell office:value-type="float" office:value="16.3130287793215">
            <text:p>16.31302877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20512">
            <text:p>20512</text:p>
          </table:table-cell>
          <table:table-cell office:value-type="float" office:value="44893">
            <text:p>44893</text:p>
          </table:table-cell>
          <table:table-cell office:value-type="float" office:value="106111">
            <text:p>106111</text:p>
          </table:table-cell>
          <table:table-cell office:value-type="float" office:value="551.25">
            <text:p>551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8745124804992">
            <text:p>0.0268745125</text:p>
          </table:table-cell>
          <table:table-cell table:number-columns-repeated="2" office:value-type="float" office:value="0">
            <text:p>0</text:p>
          </table:table-cell>
          <table:table-cell office:value-type="float" office:value="1.09547638294703">
            <text:p>1.0954763829</text:p>
          </table:table-cell>
          <table:table-cell office:value-type="float" office:value="1.17">
            <text:p>1.17</text:p>
          </table:table-cell>
          <table:table-cell office:value-type="float" office:value="1.33">
            <text:p>1.33</text:p>
          </table:table-cell>
          <table:table-cell office:value-type="float" office:value="26.1370326392829">
            <text:p>26.13703263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1125">
            <text:p>21125</text:p>
          </table:table-cell>
          <table:table-cell office:value-type="float" office:value="47112">
            <text:p>47112</text:p>
          </table:table-cell>
          <table:table-cell office:value-type="float" office:value="116113">
            <text:p>116113</text:p>
          </table:table-cell>
          <table:table-cell table:number-columns-repeated="6"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17">
            <text:p>1.17</text:p>
          </table:table-cell>
          <table:table-cell office:value-type="float" office:value="1.33">
            <text:p>1.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5">
            <text:p>5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21717">
            <text:p>21717</text:p>
          </table:table-cell>
          <table:table-cell office:value-type="float" office:value="48939">
            <text:p>48939</text:p>
          </table:table-cell>
          <table:table-cell office:value-type="float" office:value="127059">
            <text:p>127059</text:p>
          </table:table-cell>
          <table:table-cell table:number-columns-repeated="6"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11">
            <text:p>1.11</text:p>
          </table:table-cell>
          <table:table-cell office:value-type="float" office:value="1.33">
            <text:p>1.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69">
            <text:p>169</text:p>
          </table:table-cell>
          <table:table-cell office:value-type="float" office:value="9953.5">
            <text:p>9953.5</text:p>
          </table:table-cell>
          <table:table-cell office:value-type="float" office:value="21436.25">
            <text:p>21436.25</text:p>
          </table:table-cell>
          <table:table-cell office:value-type="float" office:value="26.2725">
            <text:p>26.2725</text:p>
          </table:table-cell>
          <table:table-cell table:number-columns-repeated="3" office:value-type="float" office:value="5">
            <text:p>5</text:p>
          </table:table-cell>
          <table:table-cell office:value-type="float" office:value="865">
            <text:p>865</text:p>
          </table:table-cell>
          <table:table-cell office:value-type="float" office:value="1197">
            <text:p>1197</text:p>
          </table:table-cell>
          <table:table-cell office:value-type="float" office:value="1716">
            <text:p>1716</text:p>
          </table:table-cell>
          <table:table-cell office:value-type="float" office:value="22326">
            <text:p>22326</text:p>
          </table:table-cell>
          <table:table-cell office:value-type="float" office:value="50438">
            <text:p>50438</text:p>
          </table:table-cell>
          <table:table-cell office:value-type="float" office:value="139036">
            <text:p>139036</text:p>
          </table:table-cell>
          <table:table-cell table:number-columns-repeated="6"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11">
            <text:p>1.11</text:p>
          </table:table-cell>
          <table:table-cell office:value-type="float" office:value="1.33">
            <text:p>1.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81.666666666667">
            <text:p>181.6666666667</text:p>
          </table:table-cell>
          <table:table-cell office:value-type="float" office:value="10171.3333333333">
            <text:p>10171.3333333333</text:p>
          </table:table-cell>
          <table:table-cell office:value-type="float" office:value="19424.3333333333">
            <text:p>19424.3333333333</text:p>
          </table:table-cell>
          <table:table-cell office:value-type="float" office:value="25.68">
            <text:p>25.68</text:p>
          </table:table-cell>
          <table:table-cell table:number-columns-repeated="3" office:value-type="float" office:value="5">
            <text:p>5</text:p>
          </table:table-cell>
          <table:table-cell office:value-type="float" office:value="865">
            <text:p>865</text:p>
          </table:table-cell>
          <table:table-cell office:value-type="float" office:value="1203">
            <text:p>1203</text:p>
          </table:table-cell>
          <table:table-cell office:value-type="float" office:value="1734">
            <text:p>1734</text:p>
          </table:table-cell>
          <table:table-cell office:value-type="float" office:value="22953">
            <text:p>22953</text:p>
          </table:table-cell>
          <table:table-cell office:value-type="float" office:value="51982">
            <text:p>51982</text:p>
          </table:table-cell>
          <table:table-cell office:value-type="float" office:value="152142">
            <text:p>152142</text:p>
          </table:table-cell>
          <table:table-cell table:number-columns-repeated="6"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11">
            <text:p>1.11</text:p>
          </table:table-cell>
          <table:table-cell office:value-type="float" office:value="1.33">
            <text:p>1.3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1.1">
            <text:p>1.1</text:p>
          </table:table-cell>
          <table:table-cell office:value-type="float" office:value="1.11">
            <text:p>1.11</text:p>
          </table:table-cell>
          <table:table-cell office:value-type="float" office:value="1.33">
            <text:p>1.3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float" office:value="29">
            <text:p>29</text:p>
          </table:table-cell>
          <table:table-cell office:value-type="float" office:value="49.9">
            <text:p>49.9</text:p>
          </table:table-cell>
          <table:table-cell office:value-type="float" office:value="22080">
            <text:p>22080</text:p>
          </table:table-cell>
          <table:table-cell office:value-type="float" office:value="28368">
            <text:p>28368</text:p>
          </table:table-cell>
          <table:table-cell office:value-type="float" office:value="29448">
            <text:p>294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1:13.05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1155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57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402">
                <text:p>10402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543">
                <text:p>7543</text:p>
              </table:table-cell>
              <table:table-cell office:value-type="float" office:value="9684">
                <text:p>9684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48">
                <text:p>7248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326">
                <text:p>7326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433">
                <text:p>7433</text:p>
              </table:table-cell>
              <table:table-cell office:value-type="float" office:value="9696">
                <text:p>9696</text:p>
              </table:table-cell>
              <table:table-cell office:value-type="float" office:value="13934">
                <text:p>1393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68">
                <text:p>7468</text:p>
              </table:table-cell>
              <table:table-cell office:value-type="float" office:value="9833">
                <text:p>9833</text:p>
              </table:table-cell>
              <table:table-cell office:value-type="float" office:value="14439">
                <text:p>1443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48">
                <text:p>7248</text:p>
              </table:table-cell>
              <table:table-cell office:value-type="float" office:value="10235">
                <text:p>10235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346">
                <text:p>7346</text:p>
              </table:table-cell>
              <table:table-cell office:value-type="float" office:value="10996">
                <text:p>10996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335">
                <text:p>7335</text:p>
              </table:table-cell>
              <table:table-cell office:value-type="float" office:value="10409">
                <text:p>10409</text:p>
              </table:table-cell>
              <table:table-cell office:value-type="float" office:value="14647">
                <text:p>1464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578">
                <text:p>7578</text:p>
              </table:table-cell>
              <table:table-cell office:value-type="float" office:value="10635">
                <text:p>10635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346">
                <text:p>7346</text:p>
              </table:table-cell>
              <table:table-cell office:value-type="float" office:value="11260">
                <text:p>11260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382">
                <text:p>7382</text:p>
              </table:table-cell>
              <table:table-cell office:value-type="float" office:value="11283">
                <text:p>11283</text:p>
              </table:table-cell>
              <table:table-cell office:value-type="float" office:value="15446">
                <text:p>1544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335">
                <text:p>7335</text:p>
              </table:table-cell>
              <table:table-cell office:value-type="float" office:value="10997">
                <text:p>10997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110">
                <text:p>8110</text:p>
              </table:table-cell>
              <table:table-cell office:value-type="float" office:value="11102">
                <text:p>11102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680">
                <text:p>8680</text:p>
              </table:table-cell>
              <table:table-cell office:value-type="float" office:value="11690">
                <text:p>11690</text:p>
              </table:table-cell>
              <table:table-cell office:value-type="float" office:value="16828">
                <text:p>16828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714">
                <text:p>8714</text:p>
              </table:table-cell>
              <table:table-cell office:value-type="float" office:value="11257">
                <text:p>11257</text:p>
              </table:table-cell>
              <table:table-cell office:value-type="float" office:value="15446">
                <text:p>1544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490">
                <text:p>8490</text:p>
              </table:table-cell>
              <table:table-cell office:value-type="float" office:value="10930">
                <text:p>10930</text:p>
              </table:table-cell>
              <table:table-cell office:value-type="float" office:value="16482">
                <text:p>1648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268">
                <text:p>8268</text:p>
              </table:table-cell>
              <table:table-cell office:value-type="float" office:value="11090">
                <text:p>11090</text:p>
              </table:table-cell>
              <table:table-cell office:value-type="float" office:value="17793">
                <text:p>1779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12">
                <text:p>8712</text:p>
              </table:table-cell>
              <table:table-cell office:value-type="float" office:value="11274">
                <text:p>11274</text:p>
              </table:table-cell>
              <table:table-cell office:value-type="float" office:value="16993">
                <text:p>1699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1174">
                <text:p>11174</text:p>
              </table:table-cell>
              <table:table-cell office:value-type="float" office:value="16623">
                <text:p>1662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18">
                <text:p>8318</text:p>
              </table:table-cell>
              <table:table-cell office:value-type="float" office:value="11932">
                <text:p>11932</text:p>
              </table:table-cell>
              <table:table-cell office:value-type="float" office:value="18953">
                <text:p>1895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095">
                <text:p>8095</text:p>
              </table:table-cell>
              <table:table-cell office:value-type="float" office:value="12548">
                <text:p>12548</text:p>
              </table:table-cell>
              <table:table-cell office:value-type="float" office:value="18030">
                <text:p>1803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229">
                <text:p>8229</text:p>
              </table:table-cell>
              <table:table-cell office:value-type="float" office:value="11732">
                <text:p>11732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1532">
                <text:p>11532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921">
                <text:p>7921</text:p>
              </table:table-cell>
              <table:table-cell office:value-type="float" office:value="11548">
                <text:p>11548</text:p>
              </table:table-cell>
              <table:table-cell office:value-type="float" office:value="19357">
                <text:p>1935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58">
                <text:p>7858</text:p>
              </table:table-cell>
              <table:table-cell office:value-type="float" office:value="11697">
                <text:p>11697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175">
                <text:p>8175</text:p>
              </table:table-cell>
              <table:table-cell office:value-type="float" office:value="11276">
                <text:p>11276</text:p>
              </table:table-cell>
              <table:table-cell office:value-type="float" office:value="19071">
                <text:p>1907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2625">
                <text:p>12625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5">
                <text:p>8675</text:p>
              </table:table-cell>
              <table:table-cell office:value-type="float" office:value="13169">
                <text:p>13169</text:p>
              </table:table-cell>
              <table:table-cell office:value-type="float" office:value="19924">
                <text:p>1992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80">
                <text:p>8880</text:p>
              </table:table-cell>
              <table:table-cell office:value-type="float" office:value="12332">
                <text:p>12332</text:p>
              </table:table-cell>
              <table:table-cell office:value-type="float" office:value="19301">
                <text:p>1930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16">
                <text:p>8416</text:p>
              </table:table-cell>
              <table:table-cell office:value-type="float" office:value="13805">
                <text:p>13805</text:p>
              </table:table-cell>
              <table:table-cell office:value-type="float" office:value="20285">
                <text:p>2028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484">
                <text:p>8484</text:p>
              </table:table-cell>
              <table:table-cell office:value-type="float" office:value="14586">
                <text:p>14586</text:p>
              </table:table-cell>
              <table:table-cell office:value-type="float" office:value="20935">
                <text:p>2093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326">
                <text:p>14326</text:p>
              </table:table-cell>
              <table:table-cell office:value-type="float" office:value="22461">
                <text:p>2246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812">
                <text:p>8812</text:p>
              </table:table-cell>
              <table:table-cell office:value-type="float" office:value="14746">
                <text:p>14746</text:p>
              </table:table-cell>
              <table:table-cell office:value-type="float" office:value="25591">
                <text:p>2559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6355">
                <text:p>16355</text:p>
              </table:table-cell>
              <table:table-cell office:value-type="float" office:value="28197">
                <text:p>2819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35">
                <text:p>11335</text:p>
              </table:table-cell>
              <table:table-cell office:value-type="float" office:value="15710">
                <text:p>15710</text:p>
              </table:table-cell>
              <table:table-cell office:value-type="float" office:value="27290">
                <text:p>27290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40">
                <text:p>10840</text:p>
              </table:table-cell>
              <table:table-cell office:value-type="float" office:value="16112">
                <text:p>16112</text:p>
              </table:table-cell>
              <table:table-cell office:value-type="float" office:value="26404">
                <text:p>2640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862">
                <text:p>17862</text:p>
              </table:table-cell>
              <table:table-cell office:value-type="float" office:value="26642">
                <text:p>2664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880">
                <text:p>10880</text:p>
              </table:table-cell>
              <table:table-cell office:value-type="float" office:value="18600">
                <text:p>18600</text:p>
              </table:table-cell>
              <table:table-cell office:value-type="float" office:value="28061">
                <text:p>2806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04">
                <text:p>11104</text:p>
              </table:table-cell>
              <table:table-cell office:value-type="float" office:value="18750">
                <text:p>18750</text:p>
              </table:table-cell>
              <table:table-cell office:value-type="float" office:value="29777">
                <text:p>2977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086">
                <text:p>12086</text:p>
              </table:table-cell>
              <table:table-cell office:value-type="float" office:value="18700">
                <text:p>18700</text:p>
              </table:table-cell>
              <table:table-cell office:value-type="float" office:value="30402">
                <text:p>3040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82">
                <text:p>13482</text:p>
              </table:table-cell>
              <table:table-cell office:value-type="float" office:value="19158">
                <text:p>19158</text:p>
              </table:table-cell>
              <table:table-cell office:value-type="float" office:value="32535">
                <text:p>3253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985">
                <text:p>19985</text:p>
              </table:table-cell>
              <table:table-cell office:value-type="float" office:value="32543">
                <text:p>3254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435">
                <text:p>14435</text:p>
              </table:table-cell>
              <table:table-cell office:value-type="float" office:value="20738">
                <text:p>20738</text:p>
              </table:table-cell>
              <table:table-cell office:value-type="float" office:value="30696">
                <text:p>3069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16">
                <text:p>13816</text:p>
              </table:table-cell>
              <table:table-cell office:value-type="float" office:value="20818">
                <text:p>20818</text:p>
              </table:table-cell>
              <table:table-cell office:value-type="float" office:value="29835">
                <text:p>2983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248">
                <text:p>14248</text:p>
              </table:table-cell>
              <table:table-cell office:value-type="float" office:value="22427">
                <text:p>22427</text:p>
              </table:table-cell>
              <table:table-cell office:value-type="float" office:value="32414">
                <text:p>3241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2962">
                <text:p>22962</text:p>
              </table:table-cell>
              <table:table-cell office:value-type="float" office:value="34427">
                <text:p>3442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632">
                <text:p>15632</text:p>
              </table:table-cell>
              <table:table-cell office:value-type="float" office:value="21488">
                <text:p>21488</text:p>
              </table:table-cell>
              <table:table-cell office:value-type="float" office:value="30915">
                <text:p>3091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6074">
                <text:p>16074</text:p>
              </table:table-cell>
              <table:table-cell office:value-type="float" office:value="20601">
                <text:p>20601</text:p>
              </table:table-cell>
              <table:table-cell office:value-type="float" office:value="28734">
                <text:p>2873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336">
                <text:p>16336</text:p>
              </table:table-cell>
              <table:table-cell office:value-type="float" office:value="22013">
                <text:p>22013</text:p>
              </table:table-cell>
              <table:table-cell office:value-type="float" office:value="31437">
                <text:p>3143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380">
                <text:p>16380</text:p>
              </table:table-cell>
              <table:table-cell office:value-type="float" office:value="22829">
                <text:p>22829</text:p>
              </table:table-cell>
              <table:table-cell office:value-type="float" office:value="33602">
                <text:p>3360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6204">
                <text:p>16204</text:p>
              </table:table-cell>
              <table:table-cell office:value-type="float" office:value="21384">
                <text:p>21384</text:p>
              </table:table-cell>
              <table:table-cell office:value-type="float" office:value="31350">
                <text:p>31350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520">
                <text:p>15520</text:p>
              </table:table-cell>
              <table:table-cell office:value-type="float" office:value="20559">
                <text:p>20559</text:p>
              </table:table-cell>
              <table:table-cell office:value-type="float" office:value="33132">
                <text:p>3313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3608">
                <text:p>13608</text:p>
              </table:table-cell>
              <table:table-cell office:value-type="float" office:value="22380">
                <text:p>22380</text:p>
              </table:table-cell>
              <table:table-cell office:value-type="float" office:value="39270">
                <text:p>3927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4658">
                <text:p>14658</text:p>
              </table:table-cell>
              <table:table-cell office:value-type="float" office:value="23670">
                <text:p>23670</text:p>
              </table:table-cell>
              <table:table-cell office:value-type="float" office:value="38610">
                <text:p>3861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4154">
                <text:p>14154</text:p>
              </table:table-cell>
              <table:table-cell office:value-type="float" office:value="21975">
                <text:p>21975</text:p>
              </table:table-cell>
              <table:table-cell office:value-type="float" office:value="40656">
                <text:p>4065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5246">
                <text:p>15246</text:p>
              </table:table-cell>
              <table:table-cell office:value-type="float" office:value="23940">
                <text:p>23940</text:p>
              </table:table-cell>
              <table:table-cell office:value-type="float" office:value="44030">
                <text:p>4403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3169">
                <text:p>13169</text:p>
              </table:table-cell>
              <table:table-cell office:value-type="float" office:value="23240">
                <text:p>23240</text:p>
              </table:table-cell>
              <table:table-cell office:value-type="float" office:value="43290">
                <text:p>4329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2699">
                <text:p>12699</text:p>
              </table:table-cell>
              <table:table-cell office:value-type="float" office:value="24552">
                <text:p>24552</text:p>
              </table:table-cell>
              <table:table-cell office:value-type="float" office:value="46068">
                <text:p>4606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1679">
                <text:p>11679</text:p>
              </table:table-cell>
              <table:table-cell office:value-type="float" office:value="24045">
                <text:p>24045</text:p>
              </table:table-cell>
              <table:table-cell office:value-type="float" office:value="45362">
                <text:p>4536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2648">
                <text:p>12648</text:p>
              </table:table-cell>
              <table:table-cell office:value-type="float" office:value="26040">
                <text:p>26040</text:p>
              </table:table-cell>
              <table:table-cell office:value-type="float" office:value="47952">
                <text:p>4795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1968">
                <text:p>11968</text:p>
              </table:table-cell>
              <table:table-cell office:value-type="float" office:value="27160">
                <text:p>27160</text:p>
              </table:table-cell>
              <table:table-cell office:value-type="float" office:value="51652">
                <text:p>5165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0659">
                <text:p>10659</text:p>
              </table:table-cell>
              <table:table-cell office:value-type="float" office:value="25732">
                <text:p>25732</text:p>
              </table:table-cell>
              <table:table-cell office:value-type="float" office:value="49876">
                <text:p>4987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2529">
                <text:p>12529</text:p>
              </table:table-cell>
              <table:table-cell office:value-type="float" office:value="25795">
                <text:p>25795</text:p>
              </table:table-cell>
              <table:table-cell office:value-type="float" office:value="53724">
                <text:p>5372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4790">
                <text:p>14790</text:p>
              </table:table-cell>
              <table:table-cell office:value-type="float" office:value="28448">
                <text:p>28448</text:p>
              </table:table-cell>
              <table:table-cell office:value-type="float" office:value="57424">
                <text:p>574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4784">
                <text:p>14784</text:p>
              </table:table-cell>
              <table:table-cell office:value-type="float" office:value="27608">
                <text:p>27608</text:p>
              </table:table-cell>
              <table:table-cell office:value-type="float" office:value="55278">
                <text:p>5527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3167">
                <text:p>13167</text:p>
              </table:table-cell>
              <table:table-cell office:value-type="float" office:value="27570">
                <text:p>27570</text:p>
              </table:table-cell>
              <table:table-cell office:value-type="float" office:value="53430">
                <text:p>5343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4705">
                <text:p>14705</text:p>
              </table:table-cell>
              <table:table-cell office:value-type="float" office:value="29016">
                <text:p>29016</text:p>
              </table:table-cell>
              <table:table-cell office:value-type="float" office:value="56745">
                <text:p>5674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4705">
                <text:p>14705</text:p>
              </table:table-cell>
              <table:table-cell office:value-type="float" office:value="30450">
                <text:p>30450</text:p>
              </table:table-cell>
              <table:table-cell office:value-type="float" office:value="58310">
                <text:p>5831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4421">
                <text:p>14421</text:p>
              </table:table-cell>
              <table:table-cell office:value-type="float" office:value="29408">
                <text:p>29408</text:p>
              </table:table-cell>
              <table:table-cell office:value-type="float" office:value="60025">
                <text:p>6002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4026">
                <text:p>14026</text:p>
              </table:table-cell>
              <table:table-cell office:value-type="float" office:value="30681">
                <text:p>30681</text:p>
              </table:table-cell>
              <table:table-cell office:value-type="float" office:value="60830">
                <text:p>6083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8165">
                <text:p>18165</text:p>
              </table:table-cell>
              <table:table-cell office:value-type="float" office:value="34124">
                <text:p>34124</text:p>
              </table:table-cell>
              <table:table-cell office:value-type="float" office:value="64974">
                <text:p>6497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7695">
                <text:p>17695</text:p>
              </table:table-cell>
              <table:table-cell office:value-type="float" office:value="33684">
                <text:p>33684</text:p>
              </table:table-cell>
              <table:table-cell office:value-type="float" office:value="66885">
                <text:p>6688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6174">
                <text:p>16174</text:p>
              </table:table-cell>
              <table:table-cell office:value-type="float" office:value="33042">
                <text:p>33042</text:p>
              </table:table-cell>
              <table:table-cell office:value-type="float" office:value="67782">
                <text:p>6778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8307">
                <text:p>18307</text:p>
              </table:table-cell>
              <table:table-cell office:value-type="float" office:value="36209">
                <text:p>36209</text:p>
              </table:table-cell>
              <table:table-cell office:value-type="float" office:value="68744">
                <text:p>6874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9895">
                <text:p>19895</text:p>
              </table:table-cell>
              <table:table-cell office:value-type="float" office:value="41132">
                <text:p>41132</text:p>
              </table:table-cell>
              <table:table-cell office:value-type="float" office:value="80983">
                <text:p>8098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7208">
                <text:p>17208</text:p>
              </table:table-cell>
              <table:table-cell office:value-type="float" office:value="38291">
                <text:p>38291</text:p>
              </table:table-cell>
              <table:table-cell office:value-type="float" office:value="88617">
                <text:p>8861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9988">
                <text:p>19988</text:p>
              </table:table-cell>
              <table:table-cell office:value-type="float" office:value="43099">
                <text:p>43099</text:p>
              </table:table-cell>
              <table:table-cell office:value-type="float" office:value="96970">
                <text:p>96970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0512">
                <text:p>20512</text:p>
              </table:table-cell>
              <table:table-cell office:value-type="float" office:value="44893">
                <text:p>44893</text:p>
              </table:table-cell>
              <table:table-cell office:value-type="float" office:value="106111">
                <text:p>10611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1125">
                <text:p>21125</text:p>
              </table:table-cell>
              <table:table-cell office:value-type="float" office:value="47112">
                <text:p>47112</text:p>
              </table:table-cell>
              <table:table-cell office:value-type="float" office:value="116113">
                <text:p>11611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1717">
                <text:p>21717</text:p>
              </table:table-cell>
              <table:table-cell office:value-type="float" office:value="48939">
                <text:p>48939</text:p>
              </table:table-cell>
              <table:table-cell office:value-type="float" office:value="127059">
                <text:p>12705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326">
                <text:p>22326</text:p>
              </table:table-cell>
              <table:table-cell office:value-type="float" office:value="50438">
                <text:p>50438</text:p>
              </table:table-cell>
              <table:table-cell office:value-type="float" office:value="139036">
                <text:p>13903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953">
                <text:p>22953</text:p>
              </table:table-cell>
              <table:table-cell office:value-type="float" office:value="51982">
                <text:p>51982</text:p>
              </table:table-cell>
              <table:table-cell office:value-type="float" office:value="152142">
                <text:p>15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725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9953.5">
                <text:p>9953.5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171.3333333333">
                <text:p>10171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9cm" svg:y="1.404cm" svg:width="31.446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2725">
                <text:p>26.2725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7cm" svg:y="1.352cm" svg:width="31.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2018965934183">
                <text:p>0.99201896593418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6079544950464">
                <text:p>0.94607954495046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3697722148526">
                <text:p>0.95369772214852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3448064774763">
                <text:p>1.0344806477476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4986791737691">
                <text:p>1.0498679173769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2115345756868">
                <text:p>0.97211534575686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3701719542921">
                <text:p>0.99370171954292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963216734094">
                <text:p>1.0596321673409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578826285556">
                <text:p>1.0257882628555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95350446277554">
                <text:p>0.99535044627755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959098329404">
                <text:p>1.1095909832940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834422119817">
                <text:p>1.0883442211981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6518703072896">
                <text:p>1.0651870307289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662525577395">
                <text:p>1.066252557739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1620192860518">
                <text:p>1.1162019286051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81356667454006">
                <text:p>0.98135666745400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320614197606">
                <text:p>1.032061419760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4142114921261">
                <text:p>1.0414211492126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796855086147">
                <text:p>0.9779685508614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2439617301901">
                <text:p>1.0243961730190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78149720752331">
                <text:p>0.9781497207523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5448162551558">
                <text:p>1.1544816255155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01056140595">
                <text:p>1.020105614059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049365993122">
                <text:p>1.0604936599312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474436244076">
                <text:p>1.114744362440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8079045582198">
                <text:p>1.0807904558219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87265173503">
                <text:p>1.01872651735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740086785864">
                <text:p>1.0374008678586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893789998873">
                <text:p>1.09893789998873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1910581480979">
                <text:p>1.1191058148097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6258036235624">
                <text:p>1.1625803623562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166887961433">
                <text:p>1.1216688796143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07883605064">
                <text:p>1.130788360506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940791717247">
                <text:p>1.1394079171724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201984762363">
                <text:p>1.1120198476236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8943649319519">
                <text:p>1.1894364931951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199252139698">
                <text:p>1.1919925213969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092972804">
                <text:p>1.109297280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137441054219">
                <text:p>1.1313744105421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8953266737962">
                <text:p>1.0895326673796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733499007793">
                <text:p>1.0773349900779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033447361375">
                <text:p>1.0503344736137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061019306982">
                <text:p>1.0406101930698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726606694751">
                <text:p>1.0772660669475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443047211395">
                <text:p>1.0844304721139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0397276125117">
                <text:p>1.0039727612511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4325743240092">
                <text:p>1.0432574324009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7737262440159">
                <text:p>1.0773726244015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05720192600364">
                <text:p>1.057201926003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4477412970012">
                <text:p>1.0447741297001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0.982747073763539">
                <text:p>0.98274707376353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900945872899931">
                <text:p>0.90094587289993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936086613682287">
                <text:p>0.93608661368228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0.965038516004199">
                <text:p>0.96503851600419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6534106648199">
                <text:p>1.1653410664819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4674120427493">
                <text:p>1.1467412042749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14338205161793">
                <text:p>0.91433820516179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403776267615">
                <text:p>1.040377626761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8582466181061">
                <text:p>1.0858246618106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3173165320438">
                <text:p>1.0317316532043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11289079548428">
                <text:p>1.1128907954842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10745126746924">
                <text:p>1.1074512674692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9883323758835">
                <text:p>1.0988332375883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9137164792388">
                <text:p>1.0913716479238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1289079548428">
                <text:p>1.1128907954842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8582466181061">
                <text:p>1.0858246618106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6144009198705">
                <text:p>1.0614400919870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11289079548428">
                <text:p>1.1128907954842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21975241283642">
                <text:p>1.2197524128364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27435340487426">
                <text:p>1.2743534048742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982049980449437">
                <text:p>0.982049980449437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9957506026862">
                <text:p>1.1995750602686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23512783614405">
                <text:p>1.2351278361440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12234590787511">
                <text:p>1.12234590787511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2209541886508">
                <text:p>1.220954188650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61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1436.25">
                <text:p>21436.25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9424.3333333333">
                <text:p>19424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